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6944in" fo:margin-left="0in" fo:margin-top="0in" fo:margin-bottom="0in" fo:break-before="auto" fo:break-after="auto" table:align="left"/>
    </style:style>
    <style:style style:name="Table58.A" style:family="table-column">
      <style:table-column-properties style:column-width="6.6944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6944in" fo:margin-left="0in" fo:margin-top="0in" fo:margin-bottom="0in" fo:break-before="auto" fo:break-after="auto" table:align="left"/>
    </style:style>
    <style:style style:name="Table59.A" style:family="table-column">
      <style:table-column-properties style:column-width="6.6944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6944in" fo:margin-left="0in" fo:margin-top="0in" fo:margin-bottom="0in" fo:break-before="auto" fo:break-after="auto" table:align="left"/>
    </style:style>
    <style:style style:name="Table60.A" style:family="table-column">
      <style:table-column-properties style:column-width="6.6944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6944in" fo:margin-left="0in" fo:margin-top="0in" fo:margin-bottom="0in" fo:break-before="auto" fo:break-after="auto" table:align="left"/>
    </style:style>
    <style:style style:name="Table61.A" style:family="table-column">
      <style:table-column-properties style:column-width="6.6944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6944in" fo:margin-left="0in" fo:margin-top="0in" fo:margin-bottom="0in" fo:break-before="auto" fo:break-after="auto" table:align="left"/>
    </style:style>
    <style:style style:name="Table62.A" style:family="table-column">
      <style:table-column-properties style:column-width="6.6944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6944in" fo:margin-left="0in" fo:margin-top="0in" fo:margin-bottom="0in" fo:break-before="auto" fo:break-after="auto" table:align="left"/>
    </style:style>
    <style:style style:name="Table63.A" style:family="table-column">
      <style:table-column-properties style:column-width="6.6944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6944in" fo:margin-left="0in" fo:margin-top="0in" fo:margin-bottom="0in" fo:break-before="auto" fo:break-after="auto" table:align="left"/>
    </style:style>
    <style:style style:name="Table64.A" style:family="table-column">
      <style:table-column-properties style:column-width="6.6944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6944in" fo:margin-left="0in" fo:margin-top="0in" fo:margin-bottom="0in" fo:break-before="auto" fo:break-after="auto" table:align="left"/>
    </style:style>
    <style:style style:name="Table65.A" style:family="table-column">
      <style:table-column-properties style:column-width="6.6944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6944in" fo:margin-left="0in" fo:margin-top="0in" fo:margin-bottom="0in" fo:break-before="auto" fo:break-after="auto" table:align="left"/>
    </style:style>
    <style:style style:name="Table66.A" style:family="table-column">
      <style:table-column-properties style:column-width="6.6944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6944in" fo:margin-left="0in" fo:margin-top="0in" fo:margin-bottom="0in" fo:break-before="auto" fo:break-after="auto" table:align="left"/>
    </style:style>
    <style:style style:name="Table67.A" style:family="table-column">
      <style:table-column-properties style:column-width="6.6944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6944in" fo:margin-left="0in" fo:margin-top="0in" fo:margin-bottom="0in" fo:break-before="auto" fo:break-after="auto" table:align="left"/>
    </style:style>
    <style:style style:name="Table68.A" style:family="table-column">
      <style:table-column-properties style:column-width="6.6944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text-indent="0in" style:auto-text-indent="false"/>
    </style:style>
    <style:style style:name="P26" style:family="paragraph" style:parent-style-name="Heading_20_1" style:list-style-name="WWNum1"/>
    <style:style style:name="P27" style:family="paragraph" style:parent-style-name="Heading_20_2" style:list-style-name="WWNum1"/>
    <style:style style:name="P2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color="#008080" style:font-name="Consolas" fo:background-color="#f8f8f8" loext:char-shading-value="0" style:font-name-asian="Consolas1" style:font-name-complex="Consolas1"/>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dd1144" style:font-name="Consolas" fo:background-color="#f8f8f8" loext:char-shading-value="0" style:font-name-asian="Consolas1" style:font-name-complex="Consolas1"/>
    </style:style>
    <style:style style:name="T25" style:family="text">
      <style:text-properties fo:color="#999988" style:font-name="Consolas" fo:font-style="italic" fo:background-color="#f8f8f8" loext:char-shading-value="0" style:font-name-asian="Consolas1" style:font-style-asian="italic" style:font-name-complex="Consolas1"/>
    </style:style>
    <style:style style:name="T26" style:family="text">
      <style:text-properties fo:color="#1155cc" style:text-underline-style="solid" style:text-underline-width="auto" style:text-underline-color="font-color"/>
    </style:style>
    <style:style style:name="T2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4. Introducción a PowerShell - Parte 3</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 Gloria Muño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Octubre 2024</text:span></text:p>
      <text:p text:style-name="P6"/>
      <text:p text:style-name="P5"><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Manipulación de archivos con PowerShell<text:tab/>3</text:span></text:a></text:p>
          <text:p text:style-name="P17"><text:a xlink:type="simple" xlink:href="#_7j4p2x9owtvy" text:style-name="Index_20_Link" text:visited-style-name="Index_20_Link"><text:span text:style-name="T19">1.1 <text:s/>Ejemplos de manipulación de Archivos<text:tab/>3</text:span></text:a></text:p>
          <text:p text:style-name="P15"><text:a xlink:type="simple" xlink:href="#_wvww8kpto82o" text:style-name="Index_20_Link" text:visited-style-name="Index_20_Link"><text:span text:style-name="T18">2. Pipeline en PowerShell<text:tab/>5</text:span></text:a></text:p>
          <text:p text:style-name="P17"><text:a xlink:type="simple" xlink:href="#_pip61jgdq5ee" text:style-name="Index_20_Link" text:visited-style-name="Index_20_Link"><text:span text:style-name="T19">2.1 <text:s/>Ejemplos de uso del pipeline<text:tab/>6</text:span></text:a></text:p>
          <text:p text:style-name="P15"><text:a xlink:type="simple" xlink:href="#_mnsh30rayfoz" text:style-name="Index_20_Link" text:visited-style-name="Index_20_Link"><text:span text:style-name="T18">3. Uso de Select-Object en PowerShell<text:tab/>8</text:span></text:a></text:p>
          <text:p text:style-name="P17"><text:a xlink:type="simple" xlink:href="#_kt9k7owk0xi0" text:style-name="Index_20_Link" text:visited-style-name="Index_20_Link"><text:span text:style-name="T19">3.1 <text:s/>Ejemplos de Uso de Select-Object<text:tab/>8</text:span></text:a></text:p>
          <text:p text:style-name="P15"><text:a xlink:type="simple" xlink:href="#_jgrsyik2scvt" text:style-name="Index_20_Link" text:visited-style-name="Index_20_Link"><text:span text:style-name="T18">4. Uso de Format-Table en PowerShell<text:tab/>11</text:span></text:a></text:p>
          <text:p text:style-name="P17"><text:a xlink:type="simple" xlink:href="#_qeymfitxyv9l" text:style-name="Index_20_Link" text:visited-style-name="Index_20_Link"><text:span text:style-name="T19">4.1 <text:s/>Ejemplos de uso de Format-Table<text:tab/>11</text:span></text:a></text:p>
          <text:p text:style-name="P15"><text:a xlink:type="simple" xlink:href="#_dxm64z1ghinb" text:style-name="Index_20_Link" text:visited-style-name="Index_20_Link"><text:span text:style-name="T18">5. Ejercicios con enunciados y soluciones<text:tab/>13</text:span></text:a></text:p>
          <text:p text:style-name="P15"><text:a xlink:type="simple" xlink:href="#_xotjqjr5jl57" text:style-name="Index_20_Link" text:visited-style-name="Index_20_Link"><text:span text:style-name="T18">6. Bibliografía<text:tab/>19</text:span></text:a></text:p>
        </text:index-body>
      </text:table-of-content>
      <text:p text:style-name="P14"/>
      <text:p text:style-name="P18"/>
      <text:p text:style-name="P19"><text:span text:style-name="T14">Unidad 04. Introducción a PowerShell - Parte 3</text:span></text:p>
      <text:list xml:id="list2995517380" text:style-name="WWNum1">
        <text:list-item>
          <text:p text:style-name="P26"><text:bookmark text:name="_gjdgxs"/>Manipulación de archivos con PowerShell</text:p>
        </text:list-item>
      </text:list>
      <text:p text:style-name="Standard">Vamos a ver ejemplos que cubren una amplia gama de operaciones comunes relacionadas con archivos en PowerShell, desde la creación y manipulación de contenido hasta la gestión de archivos en el sistema de archivos</text:p>
      <text:list xml:id="list11722341083796" text:continue-numbering="true" text:style-name="WWNum1">
        <text:list-item>
          <text:list>
            <text:list-item>
              <text:p text:style-name="P27"><text:bookmark text:name="_7j4p2x9owtvy"/>Ejemplos de manipulación de Archivos</text:p>
            </text:list-item>
          </text:list>
        </text:list-item>
      </text:list>
      <text:p text:style-name="Standard"><text:span text:style-name="T10">Leer el Contenido de un Archivo</text:span></text:p>
      <table:table table:name="Table1" table:style-name="Table1">
        <table:table-column table:style-name="Table1.A"/>
        <table:table-row table:style-name="Table1.1">
          <table:table-cell table:style-name="Table1.A1" office:value-type="string">
            <text:p text:style-name="P24"><text:span text:style-name="T20">$contenido</text:span><text:span text:style-name="T21"> = </text:span><text:span text:style-name="T23">Get-Content</text:span><text:span text:style-name="T21"> </text:span><text:span text:style-name="T24">"C:\temp\archivo.txt"</text:span><text:span text:style-name="T21"><text:line-break/></text:span><text:span text:style-name="T23">Write-Host</text:span><text:span text:style-name="T21"> </text:span><text:span text:style-name="T24">"Contenido del archivo: </text:span><text:span text:style-name="T20">$contenido</text:span><text:span text:style-name="T24">"</text:span></text:p>
          </table:table-cell>
        </table:table-row>
      </table:table>
      <text:p text:style-name="Standard"><text:span text:style-name="T10">Explicación:</text:span></text:p>
      <text:p text:style-name="Standard">Este comando utiliza Get-Content para leer todo el contenido de un archivo especificado y lo almacena en la variable $contenido. Luego, imprime ese contenido en la consola.</text:p>
      <text:p text:style-name="P1"/>
      <text:p text:style-name="Standard"><text:span text:style-name="T10">Escribir Contenido en un Archivo</text:span></text:p>
      <table:table table:name="Table2" table:style-name="Table2">
        <table:table-column table:style-name="Table2.A"/>
        <table:table-row table:style-name="Table2.1">
          <table:table-cell table:style-name="Table2.A1" office:value-type="string">
            <text:p text:style-name="P24"><text:span text:style-name="T23">Set-Content</text:span><text:span text:style-name="T21"> -Path </text:span><text:span text:style-name="T24">"C:\temp\nuevoArchivo.txt"</text:span><text:span text:style-name="T21"> -Value </text:span><text:span text:style-name="T24">"Hola, mundo"</text:span></text:p>
          </table:table-cell>
        </table:table-row>
      </table:table>
      <text:p text:style-name="Standard"><text:span text:style-name="T10">Explicación:</text:span></text:p>
      <text:p text:style-name="Standard">Set-Content escribe el texto "Hola, mundo" en el archivo especificado. Si el archivo no existe, lo crea; si existe, sobrescribe su contenido con el nuevo texto.</text:p>
      <text:p text:style-name="Standard"/>
      <text:p text:style-name="Standard"><text:span text:style-name="T10">Agregar contenido al final de un archivo</text:span></text:p>
      <table:table table:name="Table3" table:style-name="Table3">
        <table:table-column table:style-name="Table3.A"/>
        <table:table-row table:style-name="Table3.1">
          <table:table-cell table:style-name="Table3.A1" office:value-type="string">
            <text:p text:style-name="P24"><text:span text:style-name="T23">Add-Content</text:span><text:span text:style-name="T21"> -Path </text:span><text:span text:style-name="T24">"C:\temp\nuevoArchivo.txt"</text:span><text:span text:style-name="T21"> -Value </text:span><text:span text:style-name="T24">"Adiós, mundo"</text:span></text:p>
          </table:table-cell>
        </table:table-row>
      </table:table>
      <text:p text:style-name="Standard"><text:soft-page-break/><text:span text:style-name="T10">Explicación:</text:span></text:p>
      <text:p text:style-name="Standard">Add-Content añade la línea "Adiós, mundo" al final del archivo especificado, preservando el contenido existente.</text:p>
      <text:p text:style-name="Standard"/>
      <text:p text:style-name="Standard"><text:span text:style-name="T10">Copiar un archivo</text:span></text:p>
      <table:table table:name="Table4" table:style-name="Table4">
        <table:table-column table:style-name="Table4.A"/>
        <table:table-row table:style-name="Table4.1">
          <table:table-cell table:style-name="Table4.A1" office:value-type="string">
            <text:p text:style-name="P24"><text:span text:style-name="T23">Copy-Item</text:span><text:span text:style-name="T21"> </text:span><text:span text:style-name="T24">"C:\temp\archivo.txt"</text:span><text:span text:style-name="T21"> -Destination </text:span><text:span text:style-name="T24">"C:\temp\archivoCopia.txt"</text:span></text:p>
          </table:table-cell>
        </table:table-row>
      </table:table>
      <text:p text:style-name="Standard"><text:span text:style-name="T10">Explicación:</text:span></text:p>
      <text:p text:style-name="Standard">Este comando copia un archivo de una ubicación a otra. Si el archivo de destino ya existe, será sobrescrito sin advertencia.</text:p>
      <text:p text:style-name="Standard"/>
      <text:p text:style-name="Standard"><text:span text:style-name="T10">Mover un archivo</text:span></text:p>
      <table:table table:name="Table5" table:style-name="Table5">
        <table:table-column table:style-name="Table5.A"/>
        <table:table-row table:style-name="Table5.1">
          <table:table-cell table:style-name="Table5.A1" office:value-type="string">
            <text:p text:style-name="P24"><text:span text:style-name="T23">Move-Item</text:span><text:span text:style-name="T21"> </text:span><text:span text:style-name="T24">"C:\temp\archivoCopia.txt"</text:span><text:span text:style-name="T21"> -Destination </text:span><text:span text:style-name="T24">"C:\temp\nuevaUbicacion\archivoCopia.txt"</text:span></text:p>
          </table:table-cell>
        </table:table-row>
      </table:table>
      <text:p text:style-name="Standard"><text:span text:style-name="T10">Explicación</text:span>:</text:p>
      <text:p text:style-name="Standard">Move-Item mueve un archivo desde una ubicación a otra. Es útil para reorganizar archivos o para limpieza de datos.</text:p>
      <text:p text:style-name="Standard"/>
      <text:p text:style-name="Standard"><text:span text:style-name="T10">Eliminar un Archivo</text:span></text:p>
      <table:table table:name="Table6" table:style-name="Table6">
        <table:table-column table:style-name="Table6.A"/>
        <table:table-row table:style-name="Table6.1">
          <table:table-cell table:style-name="Table6.A1" office:value-type="string">
            <text:p text:style-name="P24"><text:span text:style-name="T23">Remove-Item</text:span><text:span text:style-name="T21"> </text:span><text:span text:style-name="T24">"C:\temp\nuevaUbicacion\archivoCopia.txt"</text:span></text:p>
          </table:table-cell>
        </table:table-row>
      </table:table>
      <text:p text:style-name="Standard"><text:span text:style-name="T10">Explicación:</text:span></text:p>
      <text:p text:style-name="Standard">Elimina el archivo especificado de la ubicación dada. Si el archivo no existe, PowerShell puede mostrar un error.</text:p>
      <text:p text:style-name="Standard"/>
      <text:p text:style-name="Standard"><text:span text:style-name="T10">Crear un archivo temporal</text:span></text:p>
      <table:table table:name="Table7" table:style-name="Table7">
        <table:table-column table:style-name="Table7.A"/>
        <table:table-row table:style-name="Table7.1">
          <table:table-cell table:style-name="Table7.A1" office:value-type="string">
            <text:p text:style-name="P24"><text:span text:style-name="T20">$tempFile</text:span><text:span text:style-name="T21"> = New-TemporaryFile<text:line-break/></text:span><text:span text:style-name="T23">Write-Host</text:span><text:span text:style-name="T21"> </text:span><text:span text:style-name="T24">"Archivo temporal creado: $(</text:span><text:span text:style-name="T20">$tempFile</text:span><text:span text:style-name="T24">.FullName)"</text:span></text:p>
          </table:table-cell>
        </table:table-row>
      </table:table>
      <text:p text:style-name="Standard"><text:span text:style-name="T10">Explicación</text:span>:</text:p>
      <text:p text:style-name="Standard">Crea un archivo temporal en la ubicación temporal predeterminada del sistema y muestra su ruta completa.</text:p>
      <text:p text:style-name="Standard"/>
      <text:p text:style-name="Standard"><text:span text:style-name="T10">Listar Todos los Archivos en un Directorio</text:span></text:p>
      <table:table table:name="Table8" table:style-name="Table8">
        <table:table-column table:style-name="Table8.A"/>
        <table:table-row table:style-name="Table8.1">
          <table:table-cell table:style-name="Table8.A1" office:value-type="string">
            <text:p text:style-name="P24"><text:span text:style-name="T20">$archivos</text:span><text:span text:style-name="T21"> = </text:span><text:span text:style-name="T23">Get-ChildItem</text:span><text:span text:style-name="T21"> </text:span><text:span text:style-name="T24">"C:\temp"</text:span><text:span text:style-name="T21"> -File<text:line-break/></text:span><text:span text:style-name="T22">foreach</text:span><text:span text:style-name="T21"> (</text:span><text:span text:style-name="T20">$archivo</text:span><text:span text:style-name="T21"> </text:span><text:span text:style-name="T22">in</text:span><text:span text:style-name="T21"> </text:span><text:span text:style-name="T20">$archivos</text:span><text:span text:style-name="T21">) {<text:line-break/> <text:s text:c="3"/></text:span><text:span text:style-name="T23">Write-Host</text:span><text:span text:style-name="T21"> </text:span><text:span text:style-name="T24">"Archivo encontrado: $(</text:span><text:span text:style-name="T20">$archivo</text:span><text:span text:style-name="T24">.Name)"</text:span><text:span text:style-name="T21"><text:line-break/>}</text:span></text:p>
          </table:table-cell>
        </table:table-row>
      </table:table>
      <text:p text:style-name="Standard"><text:span text:style-name="T10">Explicación:</text:span></text:p>
      <text:p text:style-name="Standard">Get-ChildItem se utiliza para obtener todos los archivos de un directorio especificado y los enumera uno por uno.</text:p>
      <text:p text:style-name="Standard"/>
      <text:p text:style-name="Standard"><text:span text:style-name="T10">Buscar archivos por extensión</text:span></text:p>
      <table:table table:name="Table9" table:style-name="Table9">
        <table:table-column table:style-name="Table9.A"/>
        <table:table-row table:style-name="Table9.1">
          <table:table-cell table:style-name="Table9.A1" office:value-type="string">
            <text:p text:style-name="P24"><text:span text:style-name="T20">$archivosTxt</text:span><text:span text:style-name="T21"> = </text:span><text:span text:style-name="T23">Get-ChildItem</text:span><text:span text:style-name="T21"> </text:span><text:span text:style-name="T24">"C:\temp"</text:span><text:span text:style-name="T21"> -Filter </text:span><text:span text:style-name="T24">"*.txt"</text:span><text:span text:style-name="T21"><text:line-break/></text:span><text:span text:style-name="T22">foreach</text:span><text:span text:style-name="T21"> (</text:span><text:span text:style-name="T20">$archivo</text:span><text:span text:style-name="T21"> </text:span><text:span text:style-name="T22">in</text:span><text:span text:style-name="T21"> </text:span><text:span text:style-name="T20">$archivosTxt</text:span><text:span text:style-name="T21">) {<text:line-break/> <text:s text:c="3"/></text:span><text:span text:style-name="T23">Write-Host</text:span><text:span text:style-name="T21"> </text:span><text:span text:style-name="T24">"Archivo de texto: $(</text:span><text:span text:style-name="T20">$archivo</text:span><text:span text:style-name="T24">.FullName)"</text:span><text:span text:style-name="T21"><text:line-break/>}</text:span></text:p>
          </table:table-cell>
        </table:table-row>
      </table:table>
      <text:p text:style-name="Standard"><text:span text:style-name="T10">Explicación:</text:span></text:p>
      <text:p text:style-name="Standard">Encuentra y lista todos los archivos con extensión .txt en un directorio específico, mostrando su ruta completa.</text:p>
      <text:p text:style-name="Standard"/>
      <text:p text:style-name="Standard"><text:span text:style-name="T10">Leer las primeras líneas de un archivo</text:span></text:p>
      <table:table table:name="Table10" table:style-name="Table10">
        <table:table-column table:style-name="Table10.A"/>
        <table:table-row table:style-name="Table10.1">
          <table:table-cell table:style-name="Table10.A1" office:value-type="string">
            <text:p text:style-name="P24"><text:span text:style-name="T20">$lineas</text:span><text:span text:style-name="T21"> = </text:span><text:span text:style-name="T23">Get-Content</text:span><text:span text:style-name="T21"> </text:span><text:span text:style-name="T24">"C:\temp\archivo.txt"</text:span><text:span text:style-name="T21"> -TotalCount </text:span><text:span text:style-name="T20">5</text:span><text:span text:style-name="T21"><text:line-break/></text:span><text:span text:style-name="T22">foreach</text:span><text:span text:style-name="T21"> (</text:span><text:span text:style-name="T20">$linea</text:span><text:span text:style-name="T21"> </text:span><text:span text:style-name="T22">in</text:span><text:span text:style-name="T21"> </text:span><text:span text:style-name="T20">$lineas</text:span><text:span text:style-name="T21">) {<text:line-break/> <text:s text:c="3"/></text:span><text:span text:style-name="T23">Write-Host</text:span><text:span text:style-name="T21"> </text:span><text:span text:style-name="T24">"Línea: </text:span><text:span text:style-name="T20">$linea</text:span><text:span text:style-name="T24">"</text:span><text:span text:style-name="T21"><text:line-break/>}</text:span></text:p>
          </table:table-cell>
        </table:table-row>
      </table:table>
      <text:p text:style-name="Standard"><text:span text:style-name="T10">Explicación:</text:span></text:p>
      <text:p text:style-name="Standard">Lee y muestra las primeras cinco líneas de un archivo, lo cual es útil para previsualizar el contenido de archivos grandes.</text:p>
      <text:p text:style-name="Standard"/>
      <text:p text:style-name="Standard"><text:span text:style-name="T10">Escribir en un Archivo Línea por Línea</text:span></text:p>
      <table:table table:name="Table11" table:style-name="Table11">
        <table:table-column table:style-name="Table11.A"/>
        <table:table-row table:style-name="Table11.1">
          <table:table-cell table:style-name="Table11.A1" office:value-type="string">
            <text:p text:style-name="P24"><text:span text:style-name="T20">$lineas</text:span><text:span text:style-name="T21"> = </text:span><text:span text:style-name="T24">"Primera línea"</text:span><text:span text:style-name="T21">, </text:span><text:span text:style-name="T24">"Segunda línea"</text:span><text:span text:style-name="T21">, </text:span><text:span text:style-name="T24">"Tercera línea"</text:span><text:span text:style-name="T21"><text:line-break/></text:span><text:span text:style-name="T20">$lineas</text:span><text:span text:style-name="T21"> | </text:span><text:span text:style-name="T23">Set-Content</text:span><text:span text:style-name="T21"> </text:span><text:span text:style-name="T24">"C:\temp\lineas.txt"</text:span></text:p>
          </table:table-cell>
        </table:table-row>
      </table:table>
      <text:p text:style-name="Standard"><text:span text:style-name="T10">Explicación:</text:span></text:p>
      <text:p text:style-name="Standard">Escribe varias líneas en un archivo, una por una, sobrescribiendo el contenido existente.</text:p>
      <text:p text:style-name="Standard"/>
      <text:p text:style-name="Standard"><text:span text:style-name="T10">Verificar si un archivo existe</text:span></text:p>
      <table:table table:name="Table12" table:style-name="Table12">
        <table:table-column table:style-name="Table12.A"/>
        <table:table-row table:style-name="Table12.1">
          <table:table-cell table:style-name="Table12.A1" office:value-type="string">
            <text:p text:style-name="P24"><text:span text:style-name="T20">$existe</text:span><text:span text:style-name="T21"> = </text:span><text:span text:style-name="T23">Test-Path</text:span><text:span text:style-name="T21"> </text:span><text:span text:style-name="T24">"C:\temp\archivo.txt"</text:span><text:span text:style-name="T21"><text:line-break/></text:span><text:span text:style-name="T22">if</text:span><text:span text:style-name="T21"> (</text:span><text:span text:style-name="T20">$existe</text:span><text:span text:style-name="T21">) {<text:line-break/> <text:s text:c="3"/></text:span><text:span text:style-name="T23">Write-Host</text:span><text:span text:style-name="T21"> </text:span><text:span text:style-name="T24">"El archivo existe."</text:span><text:span text:style-name="T21"><text:line-break/>} </text:span><text:span text:style-name="T22">else</text:span><text:span text:style-name="T21"> {<text:line-break/> <text:s text:c="3"/></text:span><text:span text:style-name="T23">Write-Host</text:span><text:span text:style-name="T21"> </text:span><text:span text:style-name="T24">"El archivo no existe."</text:span><text:span text:style-name="T21"><text:line-break/>}</text:span></text:p>
          </table:table-cell>
        </table:table-row>
      </table:table>
      <text:p text:style-name="Standard"><text:span text:style-name="T10">Explicación:</text:span></text:p>
      <text:p text:style-name="Standard">Utiliza Test-Path para verificar la existencia de un archivo y muestra un mensaje apropiado.</text:p>
      <text:p text:style-name="Standard"/>
      <text:p text:style-name="Standard"><text:span text:style-name="T10">Cambiar el nombre de un archivo</text:span></text:p>
      <table:table table:name="Table13" table:style-name="Table13">
        <table:table-column table:style-name="Table13.A"/>
        <table:table-row table:style-name="Table13.1">
          <table:table-cell table:style-name="Table13.A1" office:value-type="string">
            <text:p text:style-name="P24"><text:span text:style-name="T23">Rename-Item</text:span><text:span text:style-name="T21"> </text:span><text:span text:style-name="T24">"C:\temp\lineas.txt"</text:span><text:span text:style-name="T21"> -NewName </text:span><text:span text:style-name="T24">"nuevoNombre.txt"</text:span></text:p>
          </table:table-cell>
        </table:table-row>
      </table:table>
      <text:p text:style-name="Standard"><text:span text:style-name="T10">Explicación:</text:span></text:p>
      <text:p text:style-name="Standard">Cambia el nombre de un archivo existente a un nuevo nombre especificado.</text:p>
      <text:p text:style-name="Standard"/>
      <text:p text:style-name="Standard"><text:span text:style-name="T10">Leer y mostrar un archivo de configuración (CSV)</text:span></text:p>
      <table:table table:name="Table14" table:style-name="Table14">
        <table:table-column table:style-name="Table14.A"/>
        <text:soft-page-break/>
        <table:table-row table:style-name="Table14.1">
          <table:table-cell table:style-name="Table14.A1" office:value-type="string">
            <text:p text:style-name="P24"><text:span text:style-name="T20">$datos</text:span><text:span text:style-name="T21"> = </text:span><text:span text:style-name="T23">Import-Csv</text:span><text:span text:style-name="T21"> </text:span><text:span text:style-name="T24">"C:\temp\config.csv"</text:span><text:span text:style-name="T21"><text:line-break/></text:span><text:span text:style-name="T22">foreach</text:span><text:span text:style-name="T21"> (</text:span><text:span text:style-name="T20">$fila</text:span><text:span text:style-name="T21"> </text:span><text:span text:style-name="T22">in</text:span><text:span text:style-name="T21"> </text:span><text:span text:style-name="T20">$datos</text:span><text:span text:style-name="T21">) {<text:line-break/> <text:s text:c="3"/></text:span><text:span text:style-name="T23">Write-Host</text:span><text:span text:style-name="T21"> </text:span><text:span text:style-name="T24">"Nombre: $(</text:span><text:span text:style-name="T20">$fila</text:span><text:span text:style-name="T24">.Nombre), Valor: $(</text:span><text:span text:style-name="T20">$fila</text:span><text:span text:style-name="T24">.Valor)"</text:span><text:span text:style-name="T21"><text:line-break/>}</text:span></text:p>
          </table:table-cell>
        </table:table-row>
      </table:table>
      <text:p text:style-name="Standard"><text:span text:style-name="T10">Explicación</text:span>:</text:p>
      <text:p text:style-name="Standard">Lee un archivo CSV y muestra cada fila, proporcionando una forma de ver datos estructurados de manera clara y organizada.</text:p>
      <text:p text:style-name="Standard"/>
      <text:p text:style-name="Standard">Excelente, vamos a explorar cómo trabajar con el pipeline en PowerShell, una característica fundamental que facilita la transmisión de datos de salida de un cmdlet a otro cmdlet como entrada. El pipeline permite manipular y transformar datos de manera eficiente y efectiva.</text:p>
      <text:list xml:id="list11723509434709" text:continue-numbering="true" text:style-name="WWNum1">
        <text:list-item>
          <text:p text:style-name="P26"><text:bookmark text:name="_wvww8kpto82o"/>Pipeline en PowerShell</text:p>
        </text:list-item>
      </text:list>
      <text:p text:style-name="Standard">En PowerShell, el pipeline es representado por el operador |. Permite pasar la salida de un comando directamente como entrada al siguiente comando sin necesidad de almacenarla temporalmente. Es muy útil para filtrar, ordenar y manipular datos de manera fluida.</text:p>
      <text:p text:style-name="Standard"/>
      <text:list xml:id="list11723158010292" text:continue-numbering="true" text:style-name="WWNum1">
        <text:list-item>
          <text:list>
            <text:list-item>
              <text:p text:style-name="P27"><text:bookmark text:name="_pip61jgdq5ee"/>Ejemplos de uso del pipeline</text:p>
            </text:list-item>
          </text:list>
        </text:list-item>
      </text:list>
      <text:p text:style-name="Standard"><text:span text:style-name="T10">Listar y filtrar Procesos</text:span></text:p>
      <table:table table:name="Table15" table:style-name="Table15">
        <table:table-column table:style-name="Table15.A"/>
        <table:table-row table:style-name="Table15.1">
          <table:table-cell table:style-name="Table15.A1" office:value-type="string">
            <text:p text:style-name="P24"><text:span text:style-name="T23">Get-Process</text:span><text:span text:style-name="T21"> | </text:span><text:span text:style-name="T23">Where-Object</text:span><text:span text:style-name="T21"> {</text:span><text:span text:style-name="T20">$_</text:span><text:span text:style-name="T21">.WS -gt </text:span><text:span text:style-name="T20">100</text:span><text:span text:style-name="T21">MB}</text:span></text:p>
          </table:table-cell>
        </table:table-row>
      </table:table>
      <text:p text:style-name="Standard"><text:span text:style-name="T10">Explicación</text:span>:</text:p>
      <text:p text:style-name="Standard">Este comando lista todos los procesos cuyo espacio de trabajo (Working Set - memoria física utilizada) excede los 100 MB. Utiliza Get-Process para obtener los procesos y Where-Object para filtrarlos basándose en su consumo de memoria.</text:p>
      <text:p text:style-name="Standard"/>
      <text:p text:style-name="Standard"><text:span text:style-name="T10">Obtener y seleccionar propiedades específicas de archivos</text:span></text:p>
      <table:table table:name="Table16" table:style-name="Table16">
        <table:table-column table:style-name="Table16.A"/>
        <table:table-row table:style-name="Table16.1">
          <table:table-cell table:style-name="Table16.A1" office:value-type="string">
            <text:p text:style-name="P24"><text:span text:style-name="T23">Get-ChildItem</text:span><text:span text:style-name="T21"> | </text:span><text:span text:style-name="T23">Select-Object</text:span><text:span text:style-name="T21"> Name, Length</text:span></text:p>
          </table:table-cell>
        </table:table-row>
      </table:table>
      <text:p text:style-name="Standard"><text:span text:style-name="T10">Explicación:</text:span></text:p>
      <text:p text:style-name="Standard">Este comando lista todos los archivos y directorios en el directorio actual, pero solo selecciona y muestra los nombres y tamaños de los archivos utilizando Select-Object.</text:p>
      <text:p text:style-name="Standard"/>
      <text:p text:style-name="Standard"><text:span text:style-name="T10">Ordenar Procesos por Uso de Memoria</text:span></text:p>
      <table:table table:name="Table17" table:style-name="Table17">
        <table:table-column table:style-name="Table17.A"/>
        <table:table-row table:style-name="Table17.1">
          <table:table-cell table:style-name="Table17.A1" office:value-type="string">
            <text:p text:style-name="P24"><text:span text:style-name="T23">Get-Process</text:span><text:span text:style-name="T21"> | </text:span><text:span text:style-name="T23">Sort-Object</text:span><text:span text:style-name="T21"> -Property WS -Descending</text:span></text:p>
          </table:table-cell>
        </table:table-row>
      </table:table>
      <text:p text:style-name="Standard"><text:span text:style-name="T10">Explicación:</text:span></text:p>
      <text:p text:style-name="Standard">Ordena todos los procesos en función de su uso de memoria (Working Set), de mayor a menor, usando Sort-Object.</text:p>
      <text:p text:style-name="Standard"/>
      <text:p text:style-name="Standard"><text:span text:style-name="T10">Convertir datos a formato JSON</text:span></text:p>
      <table:table table:name="Table18" table:style-name="Table18">
        <table:table-column table:style-name="Table18.A"/>
        <table:table-row table:style-name="Table18.1">
          <table:table-cell table:style-name="Table18.A1" office:value-type="string">
            <text:p text:style-name="P24"><text:span text:style-name="T23">Get-Process</text:span><text:span text:style-name="T21"> | </text:span><text:span text:style-name="T23">Where-Object</text:span><text:span text:style-name="T21"> {</text:span><text:span text:style-name="T20">$_</text:span><text:span text:style-name="T21">.Id -lt </text:span><text:span text:style-name="T20">1000</text:span><text:span text:style-name="T21">} | </text:span><text:span text:style-name="T23">ConvertTo-Json</text:span></text:p>
          </table:table-cell>
        </table:table-row>
      </table:table>
      <text:p text:style-name="Standard"><text:span text:style-name="T10">Explicación:</text:span></text:p>
      <text:p text:style-name="Standard">Filtra los procesos cuyos ID son menores que 1000 y convierte la información de estos procesos en formato JSON, útil para integraciones o almacenamiento de datos.</text:p>
      <text:p text:style-name="Standard"/>
      <text:p text:style-name="Standard"><text:span text:style-name="T10">Contar archivos en un directorio</text:span></text:p>
      <table:table table:name="Table19" table:style-name="Table19">
        <table:table-column table:style-name="Table19.A"/>
        <table:table-row table:style-name="Table19.1">
          <table:table-cell table:style-name="Table19.A1" office:value-type="string">
            <text:p text:style-name="P24"><text:span text:style-name="T23">Get-ChildItem</text:span><text:span text:style-name="T21"> | </text:span><text:span text:style-name="T23">Measure-Object</text:span></text:p>
          </table:table-cell>
        </table:table-row>
      </table:table>
      <text:p text:style-name="Standard"><text:span text:style-name="T10">Explicación:</text:span></text:p>
      <text:p text:style-name="Standard">Utiliza Get-ChildItem para obtener todos los archivos y directorios del directorio actual y Measure-Object para contar cuántos elementos hay.</text:p>
      <text:p text:style-name="Standard"/>
      <text:p text:style-name="Standard"><text:span text:style-name="T10">Filtrar y contar procesos por su nombre</text:span></text:p>
      <table:table table:name="Table20" table:style-name="Table20">
        <table:table-column table:style-name="Table20.A"/>
        <table:table-row table:style-name="Table20.1">
          <table:table-cell table:style-name="Table20.A1" office:value-type="string">
            <text:p text:style-name="P24"><text:span text:style-name="T23">Get-Process</text:span><text:span text:style-name="T21"> | </text:span><text:span text:style-name="T23">Where-Object</text:span><text:span text:style-name="T21"> {</text:span><text:span text:style-name="T20">$_</text:span><text:span text:style-name="T21">.ProcessName -eq </text:span><text:span text:style-name="T24">"notepad"</text:span><text:span text:style-name="T21">} | </text:span><text:span text:style-name="T23">Measure-Object</text:span></text:p>
          </table:table-cell>
        </table:table-row>
      </table:table>
      <text:p text:style-name="Standard"><text:span text:style-name="T10">Explicación:</text:span></text:p>
      <text:p text:style-name="Standard">Cuenta cuántas instancias del proceso "notepad" están corriendo actualmente en el sistema.</text:p>
      <text:p text:style-name="Standard"/>
      <text:p text:style-name="Standard"/>
      <text:p text:style-name="Standard"><text:span text:style-name="T10">Capturar y mostrar información detallada de eventos</text:span></text:p>
      <table:table table:name="Table21" table:style-name="Table21">
        <table:table-column table:style-name="Table21.A"/>
        <table:table-row table:style-name="Table21.1">
          <table:table-cell table:style-name="Table21.A1" office:value-type="string">
            <text:p text:style-name="P24"><text:span text:style-name="T23">Get-EventLog</text:span><text:span text:style-name="T21"> -LogName System | </text:span><text:span text:style-name="T23">Where-Object</text:span><text:span text:style-name="T21"> {</text:span><text:span text:style-name="T20">$_</text:span><text:span text:style-name="T21">.EntryType -eq </text:span><text:span text:style-name="T24">"Error"</text:span><text:span text:style-name="T21">} | </text:span><text:span text:style-name="T23">Format-List</text:span></text:p>
          </table:table-cell>
        </table:table-row>
      </table:table>
      <text:p text:style-name="Standard"><text:span text:style-name="T10">Explicación:</text:span></text:p>
      <text:p text:style-name="Standard">Obtiene registros de eventos del sistema que son de tipo "Error" y los muestra en formato de lista para una revisión detallada.</text:p>
      <text:p text:style-name="Standard"/>
      <text:p text:style-name="Standard"><text:span text:style-name="T10">Buscar archivos grandes y ordenarlos</text:span></text:p>
      <table:table table:name="Table22" table:style-name="Table22">
        <table:table-column table:style-name="Table22.A"/>
        <table:table-row table:style-name="Table22.1">
          <table:table-cell table:style-name="Table22.A1" office:value-type="string">
            <text:p text:style-name="P24"><text:span text:style-name="T23">Get-ChildItem</text:span><text:span text:style-name="T21"> -Recurse | </text:span><text:span text:style-name="T23">Where-Object</text:span><text:span text:style-name="T21"> {</text:span><text:span text:style-name="T20">$_</text:span><text:span text:style-name="T21">.Length -gt </text:span><text:span text:style-name="T20">1</text:span><text:span text:style-name="T21">MB} | </text:span><text:span text:style-name="T23">Sort-Object</text:span><text:span text:style-name="T21"> Length -Descending</text:span></text:p>
          </table:table-cell>
        </table:table-row>
      </table:table>
      <text:p text:style-name="Standard"><text:span text:style-name="T10">Explicación:</text:span></text:p>
      <text:p text:style-name="Standard">Busca todos los archivos mayores de 1 MB en todos los subdirectorios del directorio actual y los ordena de mayor a menor tamaño.</text:p>
      <text:p text:style-name="Standard"/>
      <text:p text:style-name="Standard"><text:span text:style-name="T10">Exportar la información de configuración a un archivo CSV</text:span></text:p>
      <table:table table:name="Table23" table:style-name="Table23">
        <table:table-column table:style-name="Table23.A"/>
        <table:table-row table:style-name="Table23.1">
          <table:table-cell table:style-name="Table23.A1" office:value-type="string">
            <text:p text:style-name="P24"><text:span text:style-name="T23">Get-ItemProperty</text:span><text:span text:style-name="T21"> -Path </text:span><text:span text:style-name="T24">'HKLM:\Software\Microsoft\Windows\CurrentVersion'</text:span><text:span text:style-name="T21"> | </text:span><text:span text:style-name="T23">Export-Csv</text:span><text:span text:style-name="T21"> -Path </text:span><text:span text:style-name="T24">"C:\temp\config.csv"</text:span></text:p>
          </table:table-cell>
        </table:table-row>
      </table:table>
      <text:p text:style-name="Standard"><text:span text:style-name="T10">Explicación:</text:span></text:p>
      <text:p text:style-name="Standard">Exporta propiedades de una clave específica del registro de Windows a un archivo CSV, útil para análisis o documentación.</text:p>
      <text:p text:style-name="Standard"><text:soft-page-break/></text:p>
      <text:p text:style-name="Standard"><text:span text:style-name="T10">Filtrar, agrupar y resumir información de archivos por extensión</text:span></text:p>
      <table:table table:name="Table24" table:style-name="Table24">
        <table:table-column table:style-name="Table24.A"/>
        <table:table-row table:style-name="Table24.1">
          <table:table-cell table:style-name="Table24.A1" office:value-type="string">
            <text:p text:style-name="P24"><text:span text:style-name="T23">Get-ChildItem</text:span><text:span text:style-name="T21"> -Recurse | </text:span><text:span text:style-name="T23">Group-Object</text:span><text:span text:style-name="T21"> Extension | </text:span><text:span text:style-name="T23">Sort-Object</text:span><text:span text:style-name="T21"> Count -Descending | </text:span><text:span text:style-name="T23">Select-Object</text:span><text:span text:style-name="T21"> Name, Count</text:span></text:p>
          </table:table-cell>
        </table:table-row>
      </table:table>
      <text:p text:style-name="Standard"><text:span text:style-name="T10">Explicación:</text:span></text:p>
      <text:p text:style-name="Standard">Agrupa archivos por su extensión y cuenta cuántos archivos hay para cada tipo, mostrando los resultados en orden descendente.</text:p>
      <text:p text:style-name="Standard"/>
      <text:p text:style-name="Standard"><text:span text:style-name="T10">Copiar archivos modificados recientemente a otra carpeta</text:span></text:p>
      <table:table table:name="Table25" table:style-name="Table25">
        <table:table-column table:style-name="Table25.A"/>
        <table:table-row table:style-name="Table25.1">
          <table:table-cell table:style-name="Table25.A1" office:value-type="string">
            <text:p text:style-name="P24"><text:span text:style-name="T23">Get-ChildItem</text:span><text:span text:style-name="T21"> -Filter </text:span><text:span text:style-name="T24">"*.txt"</text:span><text:span text:style-name="T21"> | </text:span><text:span text:style-name="T23">Where-Object</text:span><text:span text:style-name="T21"> {</text:span><text:span text:style-name="T20">$_</text:span><text:span text:style-name="T21">.LastWriteTime -gt (</text:span><text:span text:style-name="T23">Get-Date</text:span><text:span text:style-name="T21">).AddDays(-</text:span><text:span text:style-name="T20">10</text:span><text:span text:style-name="T21">)} | </text:span><text:span text:style-name="T23">Copy-Item</text:span><text:span text:style-name="T21"> -Destination </text:span><text:span text:style-name="T24">"C:\temp\RecentFiles"</text:span></text:p>
          </table:table-cell>
        </table:table-row>
      </table:table>
      <text:p text:style-name="Standard"><text:span text:style-name="T10">Explicación:</text:span></text:p>
      <text:p text:style-name="Standard">Encuentra archivos .txt que han sido modificados en los últimos 10 días y los copia a otra carpeta.</text:p>
      <text:p text:style-name="Standard"/>
      <text:p text:style-name="Standard"><text:span text:style-name="T10">Obtener Información detallada del sistema y vonvertirla a HTML</text:span></text:p>
      <table:table table:name="Table26" table:style-name="Table26">
        <table:table-column table:style-name="Table26.A"/>
        <table:table-row table:style-name="Table26.1">
          <table:table-cell table:style-name="Table26.A1" office:value-type="string">
            <text:p text:style-name="P24"><text:span text:style-name="T21">Get-SystemInfo | </text:span><text:span text:style-name="T23">ConvertTo-Html</text:span><text:span text:style-name="T21"> | </text:span><text:span text:style-name="T23">Out-File</text:span><text:span text:style-name="T21"> </text:span><text:span text:style-name="T24">"C:\temp\systemInfo.html"</text:span></text:p>
          </table:table-cell>
        </table:table-row>
      </table:table>
      <text:p text:style-name="Standard"><text:span text:style-name="T10">Explicación:</text:span></text:p>
      <text:p text:style-name="Standard">Genera un informe detallado del sistema en formato HTML y lo guarda en un archivo. Este comando podría requerir adaptaciones dependiendo del módulo específico para Get-SystemInfo.</text:p>
      <text:p text:style-name="Standard"/>
      <text:p text:style-name="Standard"><text:span text:style-name="T10">Filtrar logs de Eventos y contar los de tipo error</text:span></text:p>
      <table:table table:name="Table27" table:style-name="Table27">
        <table:table-column table:style-name="Table27.A"/>
        <table:table-row table:style-name="Table27.1">
          <table:table-cell table:style-name="Table27.A1" office:value-type="string">
            <text:p text:style-name="P24"><text:span text:style-name="T23">Get-EventLog</text:span><text:span text:style-name="T21"> -LogName Application | </text:span><text:span text:style-name="T23">Where-Object</text:span><text:span text:style-name="T21"> {</text:span><text:span text:style-name="T20">$_</text:span><text:span text:style-name="T21">.EntryType -eq </text:span><text:span text:style-name="T24">"Error"</text:span><text:span text:style-name="T21">} | </text:span><text:span text:style-name="T23">Measure-Object</text:span></text:p>
          </table:table-cell>
        </table:table-row>
      </table:table>
      <text:p text:style-name="Standard"><text:span text:style-name="T10">Explicación:</text:span></text:p>
      <text:p text:style-name="Standard">Cuenta la cantidad de eventos de tipo "Error" en los logs de aplicaciones, ayudando en diagnósticos y auditorías.</text:p>
      <text:p text:style-name="Standard"/>
      <text:p text:style-name="Standard"><text:span text:style-name="T10">Generar una Lista de procesos y exportarlos a XML</text:span></text:p>
      <table:table table:name="Table28" table:style-name="Table28">
        <table:table-column table:style-name="Table28.A"/>
        <table:table-row table:style-name="Table28.1">
          <table:table-cell table:style-name="Table28.A1" office:value-type="string">
            <text:p text:style-name="P24"><text:span text:style-name="T23">Get-Process</text:span><text:span text:style-name="T21"> | </text:span><text:span text:style-name="T23">Export-Clixml</text:span><text:span text:style-name="T21"> -Path </text:span><text:span text:style-name="T24">"C:\temp\processes.xml"</text:span></text:p>
          </table:table-cell>
        </table:table-row>
      </table:table>
      <text:p text:style-name="Standard"><text:span text:style-name="T10">Explicación:</text:span></text:p>
      <text:p text:style-name="Standard">Guarda la lista actual de procesos en un archivo XML, lo cual es útil para análisis posteriores o para transferir datos entre sesiones de PowerShell.</text:p>
      <text:p text:style-name="Standard"/>
      <text:p text:style-name="Standard"><text:span text:style-name="T10">Leer un archivo CSV y filtrar ciertas filas</text:span></text:p>
      <table:table table:name="Table29" table:style-name="Table29">
        <table:table-column table:style-name="Table29.A"/>
        <table:table-row table:style-name="Table29.1">
          <table:table-cell table:style-name="Table29.A1" office:value-type="string">
            <text:p text:style-name="P24"><text:span text:style-name="T23">Import-Csv</text:span><text:span text:style-name="T21"> </text:span><text:span text:style-name="T24">"C:\temp\data.csv"</text:span><text:span text:style-name="T21"> | </text:span><text:span text:style-name="T23">Where-Object</text:span><text:span text:style-name="T21"> {</text:span><text:span text:style-name="T20">$_</text:span><text:span text:style-name="T21">.Age -gt </text:span><text:span text:style-name="T20">30</text:span><text:span text:style-name="T21">} | </text:span><text:span text:style-name="T23">Export-Csv</text:span><text:span text:style-name="T21"> </text:span><text:span text:style-name="T24">"C:\temp\filteredData.csv"</text:span></text:p>
          </table:table-cell>
        </table:table-row>
      </table:table>
      <text:p text:style-name="Standard"><text:span text:style-name="T10">Explicación:</text:span></text:p>
      <text:p text:style-name="Standard">Lee un archivo CSV, filtra las filas donde la edad es mayor que 30, y guarda los resultados filtrados en un nuevo archivo CSV.</text:p>
      <text:list xml:id="list11722872343244" text:continue-numbering="true" text:style-name="WWNum1">
        <text:list-item>
          <text:p text:style-name="P26"><text:bookmark text:name="_mnsh30rayfoz"/>Uso de Select-Object en PowerShell</text:p>
        </text:list-item>
      </text:list>
      <text:p text:style-name="Standard">El cmdlet Select-Object permite extraer ciertas propiedades de objetos o un número determinado de objetos de una secuencia. También puede ser utilizado para crear nuevos objetos calculados a partir de las propiedades existentes.</text:p>
      <text:list xml:id="list11722995979766" text:continue-numbering="true" text:style-name="WWNum1">
        <text:list-item>
          <text:list>
            <text:list-item>
              <text:p text:style-name="P27"><text:bookmark text:name="_kt9k7owk0xi0"/>Ejemplos de Uso de Select-Object</text:p>
            </text:list-item>
          </text:list>
        </text:list-item>
      </text:list>
      <text:p text:style-name="Standard"><text:span text:style-name="T10">Seleccionar propiedades específicas de procesos</text:span></text:p>
      <table:table table:name="Table30" table:style-name="Table30">
        <table:table-column table:style-name="Table30.A"/>
        <table:table-row table:style-name="Table30.1">
          <table:table-cell table:style-name="Table30.A1" office:value-type="string">
            <text:p text:style-name="P24"><text:span text:style-name="T23">Get-Process</text:span><text:span text:style-name="T21"> | </text:span><text:span text:style-name="T23">Select-Object</text:span><text:span text:style-name="T21"> Name, ID, CPU</text:span></text:p>
          </table:table-cell>
        </table:table-row>
      </table:table>
      <text:p text:style-name="Standard"><text:span text:style-name="T10">Explicación</text:span>:</text:p>
      <text:p text:style-name="Standard">Este comando extrae solo los nombres, identificadores (ID), y el uso de CPU de los procesos en ejecución. Es útil para obtener rápidamente información crítica sobre los recursos que están consumiendo los procesos.</text:p>
      <text:p text:style-name="Standard"><text:span text:style-name="T10">Seleccionar los primeros 5 procesos</text:span></text:p>
      <table:table table:name="Table31" table:style-name="Table31">
        <table:table-column table:style-name="Table31.A"/>
        <table:table-row table:style-name="Table31.1">
          <table:table-cell table:style-name="Table31.A1" office:value-type="string">
            <text:p text:style-name="P24"><text:span text:style-name="T23">Get-Process</text:span><text:span text:style-name="T21"> | </text:span><text:span text:style-name="T23">Select-Object</text:span><text:span text:style-name="T21"> -First </text:span><text:span text:style-name="T20">5</text:span></text:p>
          </table:table-cell>
        </table:table-row>
      </table:table>
      <text:p text:style-name="Standard"><text:span text:style-name="T10">Explicación:</text:span></text:p>
      <text:p text:style-name="Standard">Muestra solo los primeros cinco procesos de la lista de procesos activos. Es una forma efectiva de limitar la salida a un número manejable de elementos para análisis rápido.</text:p>
      <text:p text:style-name="Standard"/>
      <text:p text:style-name="Standard"><text:span text:style-name="T10">Seleccionar los últimos 3 procesos</text:span></text:p>
      <table:table table:name="Table32" table:style-name="Table32">
        <table:table-column table:style-name="Table32.A"/>
        <table:table-row table:style-name="Table32.1">
          <table:table-cell table:style-name="Table32.A1" office:value-type="string">
            <text:p text:style-name="P24"><text:span text:style-name="T23">Get-Process</text:span><text:span text:style-name="T21"> | </text:span><text:span text:style-name="T23">Select-Object</text:span><text:span text:style-name="T21"> -Last </text:span><text:span text:style-name="T20">3</text:span></text:p>
          </table:table-cell>
        </table:table-row>
      </table:table>
      <text:p text:style-name="Standard"><text:span text:style-name="T10">Explicación</text:span>:</text:p>
      <text:p text:style-name="Standard">Similar al anterior, pero se enfoca en los últimos tres procesos de la lista, lo que puede ser útil para ver los procesos más recientemente lanzados.</text:p>
      <text:p text:style-name="Standard"/>
      <text:p text:style-name="Standard"><text:span text:style-name="T10">Seleccionar propiedades únicas de un objeto</text:span></text:p>
      <table:table table:name="Table33" table:style-name="Table33">
        <table:table-column table:style-name="Table33.A"/>
        <table:table-row table:style-name="Table33.1">
          <table:table-cell table:style-name="Table33.A1" office:value-type="string">
            <text:p text:style-name="P24"><text:span text:style-name="T23">Get-Process</text:span><text:span text:style-name="T21"> | </text:span><text:span text:style-name="T23">Select-Object</text:span><text:span text:style-name="T21"> -Unique</text:span></text:p>
          </table:table-cell>
        </table:table-row>
      </table:table>
      <text:p text:style-name="Standard"><text:span text:style-name="T10">Explicación</text:span>:</text:p>
      <text:p text:style-name="Standard">Filtra la lista para eliminar objetos duplicados, basándose en todas las propiedades de los procesos. Es útil para identificar procesos únicos cuando se investigan incidencias de ejecuciones múltiples de una aplicación.</text:p>
      <text:p text:style-name="Standard"/>
      <text:p text:style-name="Standard"><text:span text:style-name="T10">Seleccionar y calcular una nueva propiedad</text:span></text:p>
      <table:table table:name="Table34" table:style-name="Table34">
        <table:table-column table:style-name="Table34.A"/>
        <table:table-row table:style-name="Table34.1">
          <table:table-cell table:style-name="Table34.A1" office:value-type="string">
            <text:p text:style-name="P24"><text:span text:style-name="T23">Get-Process</text:span><text:span text:style-name="T21"> | </text:span><text:span text:style-name="T23">Select-Object</text:span><text:span text:style-name="T21"> Name, @{Name=</text:span><text:span text:style-name="T24">'Threads'</text:span><text:span text:style-name="T21">;Expression={</text:span><text:span text:style-name="T20">$_</text:span><text:span text:style-name="T21">.Threads.Count}}</text:span></text:p>
          </table:table-cell>
        </table:table-row>
      </table:table>
      <text:p text:style-name="Standard"><text:soft-page-break/><text:span text:style-name="T10">Explicación</text:span>:</text:p>
      <text:p text:style-name="Standard">Añade una propiedad calculada que cuenta los hilos de cada proceso. Este enfoque es valioso para análisis detallados de la utilización de recursos por proceso.</text:p>
      <text:p text:style-name="Standard"/>
      <text:p text:style-name="Standard"><text:span text:style-name="T10">Seleccionar ciertos archivos y sus propiedades</text:span></text:p>
      <table:table table:name="Table35" table:style-name="Table35">
        <table:table-column table:style-name="Table35.A"/>
        <table:table-row table:style-name="Table35.1">
          <table:table-cell table:style-name="Table35.A1" office:value-type="string">
            <text:p text:style-name="P24"><text:span text:style-name="T23">Get-ChildItem</text:span><text:span text:style-name="T21"> | </text:span><text:span text:style-name="T23">Select-Object</text:span><text:span text:style-name="T21"> Name, Length, LastAccessTime</text:span></text:p>
          </table:table-cell>
        </table:table-row>
      </table:table>
      <text:p text:style-name="Standard"><text:span text:style-name="T10">Explicación:</text:span></text:p>
      <text:p text:style-name="Standard">Lista los archivos en el directorio actual, mostrando su nombre, tamaño (Length) y la última vez que fueron accedidos (LastAccessTime). Ideal para auditorías de archivos o limpieza de datos.</text:p>
      <text:p text:style-name="Standard"/>
      <text:p text:style-name="Standard"><text:span text:style-name="T10">Seleccionar propiedades y renombrarlas</text:span></text:p>
      <table:table table:name="Table36" table:style-name="Table36">
        <table:table-column table:style-name="Table36.A"/>
        <table:table-row table:style-name="Table36.1">
          <table:table-cell table:style-name="Table36.A1" office:value-type="string">
            <text:p text:style-name="P24"><text:span text:style-name="T23">Get-Service</text:span><text:span text:style-name="T21"> | </text:span><text:span text:style-name="T23">Select-Object</text:span><text:span text:style-name="T21"> @{Label=</text:span><text:span text:style-name="T24">'ServiceName'</text:span><text:span text:style-name="T21">;Expression={</text:span><text:span text:style-name="T20">$_</text:span><text:span text:style-name="T21">.Name}}, Status</text:span></text:p>
          </table:table-cell>
        </table:table-row>
      </table:table>
      <text:p text:style-name="Standard"><text:span text:style-name="T10">Explicación:</text:span></text:p>
      <text:p text:style-name="Standard">Personaliza la salida al renombrar la propiedad Name a ServiceName y muestra el estado actual del servicio. Esta técnica mejora la claridad de la presentación de datos.</text:p>
      <text:p text:style-name="Standard"/>
      <text:p text:style-name="Standard">Seleccionar propiedades de un objeto y limitar la cantidad</text:p>
      <table:table table:name="Table37" table:style-name="Table37">
        <table:table-column table:style-name="Table37.A"/>
        <table:table-row table:style-name="Table37.1">
          <table:table-cell table:style-name="Table37.A1" office:value-type="string">
            <text:p text:style-name="P24"><text:span text:style-name="T23">Get-EventLog</text:span><text:span text:style-name="T21"> -LogName Application | </text:span><text:span text:style-name="T23">Select-Object</text:span><text:span text:style-name="T21"> -First </text:span><text:span text:style-name="T20">10</text:span><text:span text:style-name="T21"> -Property EntryType, TimeWritten, Message</text:span></text:p>
          </table:table-cell>
        </table:table-row>
      </table:table>
      <text:p text:style-name="Standard"><text:span text:style-name="T10">Explicación:</text:span></text:p>
      <text:p text:style-name="Standard">Recupera y muestra los primeros 10 registros del log de aplicaciones, enfocándose en el tipo de entrada, el tiempo registrado y el mensaje. Esencial para el diagnóstico de aplicaciones.</text:p>
      <text:p text:style-name="Standard"/>
      <text:p text:style-name="Standard"><text:span text:style-name="T10">Seleccionar mediante índices específicos</text:span></text:p>
      <table:table table:name="Table38" table:style-name="Table38">
        <table:table-column table:style-name="Table38.A"/>
        <table:table-row table:style-name="Table38.1">
          <table:table-cell table:style-name="Table38.A1" office:value-type="string">
            <text:p text:style-name="P24"><text:span text:style-name="T23">Get-Process</text:span><text:span text:style-name="T21"> | </text:span><text:span text:style-name="T23">Select-Object</text:span><text:span text:style-name="T21"> -Index </text:span><text:span text:style-name="T20">0</text:span><text:span text:style-name="T21">,</text:span><text:span text:style-name="T20">5</text:span><text:span text:style-name="T21">,</text:span><text:span text:style-name="T20">10</text:span></text:p>
          </table:table-cell>
        </table:table-row>
      </table:table>
      <text:p text:style-name="Standard"><text:span text:style-name="T10">Explicación:</text:span></text:p>
      <text:p text:style-name="Standard">Selecciona procesos específicos basándose en sus índices en la lista de procesos. Útil para comparaciones directas o para revisar puntos de datos específicos.</text:p>
      <text:p text:style-name="Standard"/>
      <text:p text:style-name="Standard"><text:span text:style-name="T10">Seleccionar y excluir ciertas propiedades</text:span></text:p>
      <table:table table:name="Table39" table:style-name="Table39">
        <table:table-column table:style-name="Table39.A"/>
        <table:table-row table:style-name="Table39.1">
          <table:table-cell table:style-name="Table39.A1" office:value-type="string">
            <text:p text:style-name="P24"><text:span text:style-name="T23">Get-Process</text:span><text:span text:style-name="T21"> | </text:span><text:span text:style-name="T23">Select-Object</text:span><text:span text:style-name="T21"> -Property * -ExcludeProperty Handles, VM</text:span></text:p>
          </table:table-cell>
        </table:table-row>
      </table:table>
      <text:p text:style-name="Standard"><text:span text:style-name="T10">Explicación:</text:span></text:p>
      <text:p text:style-name="Standard">Muestra todas las propiedades de los procesos, excepto los contadores de manejadores (Handles) y el tamaño de la memoria virtual (VM), permitiendo centrarse en otros detalles más relevantes.</text:p>
      <text:p text:style-name="Standard"/>
      <text:p text:style-name="Standard"><text:span text:style-name="T10">Crear una tabla a partir de propiedades seleccionadas</text:span></text:p>
      <table:table table:name="Table40" table:style-name="Table40">
        <table:table-column table:style-name="Table40.A"/>
        <table:table-row table:style-name="Table40.1">
          <table:table-cell table:style-name="Table40.A1" office:value-type="string">
            <text:p text:style-name="P24"><text:span text:style-name="T23">Get-Process</text:span><text:span text:style-name="T21"> | </text:span><text:span text:style-name="T23">Select-Object</text:span><text:span text:style-name="T21"> Name, CPU | </text:span><text:span text:style-name="T23">Format-Table</text:span></text:p>
          </table:table-cell>
        </table:table-row>
      </table:table>
      <text:p text:style-name="Standard"><text:span text:style-name="T10">Explicación</text:span>:</text:p>
      <text:p text:style-name="Standard">Organiza la información del nombre y uso de CPU de los procesos en una tabla, facilitando la comparación y el análisis visual.</text:p>
      <text:p text:style-name="Standard"/>
      <text:p text:style-name="Standard"><text:span text:style-name="T10">Seleccionar una lista de valores de una sola propiedad</text:span></text:p>
      <table:table table:name="Table41" table:style-name="Table41">
        <table:table-column table:style-name="Table41.A"/>
        <table:table-row table:style-name="Table41.1">
          <table:table-cell table:style-name="Table41.A1" office:value-type="string">
            <text:p text:style-name="P24"><text:span text:style-name="T23">Get-Process</text:span><text:span text:style-name="T21"> | </text:span><text:span text:style-name="T23">Select-Object</text:span><text:span text:style-name="T21"> -ExpandProperty ProcessName</text:span></text:p>
          </table:table-cell>
        </table:table-row>
      </table:table>
      <text:p text:style-name="Standard"><text:span text:style-name="T10">Explicación:</text:span></text:p>
      <text:p text:style-name="Standard">Extrae y muestra únicamente los nombres de los procesos, proporcionando una lista limpia y enfocada que es fácil de revisar o documentar.</text:p>
      <text:p text:style-name="Standard"/>
      <text:p text:style-name="Standard"><text:span text:style-name="T10">Combinar selecciones con condiciones</text:span></text:p>
      <table:table table:name="Table42" table:style-name="Table42">
        <table:table-column table:style-name="Table42.A"/>
        <table:table-row table:style-name="Table42.1">
          <table:table-cell table:style-name="Table42.A1" office:value-type="string">
            <text:p text:style-name="P24"><text:span text:style-name="T23">Get-Process</text:span><text:span text:style-name="T21"> | </text:span><text:span text:style-name="T23">Where-Object</text:span><text:span text:style-name="T21"> {</text:span><text:span text:style-name="T20">$_</text:span><text:span text:style-name="T21">.WorkingSet -gt </text:span><text:span text:style-name="T20">100</text:span><text:span text:style-name="T21">MB} | </text:span><text:span text:style-name="T23">Select-Object</text:span><text:span text:style-name="T21"> Name, WorkingSet</text:span></text:p>
          </table:table-cell>
        </table:table-row>
      </table:table>
      <text:p text:style-name="Standard"><text:span text:style-name="T10">Explicación:</text:span></text:p>
      <text:p text:style-name="Standard">Filtra los procesos que utilizan más de 100 MB de memoria de conjunto de trabajo y muestra sus nombres junto con el valor de memoria utilizado. Perfecto para monitorear el uso de recursos.</text:p>
      <text:p text:style-name="Standard"/>
      <text:p text:style-name="Standard"><text:span text:style-name="T10">Seleccionar propiedades y formatear como Lista</text:span></text:p>
      <table:table table:name="Table43" table:style-name="Table43">
        <table:table-column table:style-name="Table43.A"/>
        <table:table-row table:style-name="Table43.1">
          <table:table-cell table:style-name="Table43.A1" office:value-type="string">
            <text:p text:style-name="P24"><text:span text:style-name="T23">Get-Service</text:span><text:span text:style-name="T21"> | </text:span><text:span text:style-name="T23">Select-Object</text:span><text:span text:style-name="T21"> Name, Status | </text:span><text:span text:style-name="T23">Format-List</text:span></text:p>
          </table:table-cell>
        </table:table-row>
      </table:table>
      <text:p text:style-name="Standard"><text:span text:style-name="T10">Explicación:</text:span></text:p>
      <text:p text:style-name="Standard">Presenta una vista detallada de los servicios y su estado en formato de lista, proporcionando una descripción clara y legible.</text:p>
      <text:p text:style-name="Standard"/>
      <text:p text:style-name="Standard"/>
      <text:p text:style-name="Standard"/>
      <text:p text:style-name="Standard"><text:span text:style-name="T10">Utilizar Select-Object para depuración</text:span></text:p>
      <table:table table:name="Table44" table:style-name="Table44">
        <table:table-column table:style-name="Table44.A"/>
        <table:table-row table:style-name="Table44.1">
          <table:table-cell table:style-name="Table44.A1" office:value-type="string">
            <text:p text:style-name="P24"><text:span text:style-name="T23">Get-Process</text:span><text:span text:style-name="T21"> | </text:span><text:span text:style-name="T23">Select-Object</text:span><text:span text:style-name="T21"> -First </text:span><text:span text:style-name="T20">1</text:span><text:span text:style-name="T21"> | </text:span><text:span text:style-name="T23">Format-List</text:span><text:span text:style-name="T21"> *</text:span></text:p>
          </table:table-cell>
        </table:table-row>
      </table:table>
      <text:p text:style-name="Standard"><text:span text:style-name="T10">Explicación</text:span>:</text:p>
      <text:p text:style-name="Standard">Muestra todas las propiedades del primer proceso de la lista en formato detallado. Es una herramienta excelente para la depuración, permitiendo ver toda la información disponible sobre un proceso.</text:p>
      <text:list xml:id="list11722775381858" text:continue-numbering="true" text:style-name="WWNum1">
        <text:list-item>
          <text:p text:style-name="P26"><text:bookmark text:name="_jgrsyik2scvt"/><text:soft-page-break/>Uso de Format-Table en PowerShell</text:p>
        </text:list-item>
      </text:list>
      <text:p text:style-name="Standard">Format-Table permite visualizar datos en formato de columnas y filas, haciéndolo ideal para presentar múltiples propiedades de objetos de forma simultánea. Es altamente personalizable y se puede ajustar para mostrar solo ciertas columnas, cambiar el ancho de las columnas, y mucho más.</text:p>
      <text:list xml:id="list11722439995657" text:continue-numbering="true" text:style-name="WWNum1">
        <text:list-item>
          <text:list>
            <text:list-item>
              <text:p text:style-name="P27"><text:bookmark text:name="_qeymfitxyv9l"/>Ejemplos de uso de Format-Table</text:p>
            </text:list-item>
          </text:list>
        </text:list-item>
      </text:list>
      <text:p text:style-name="Standard"><text:span text:style-name="T10">Mostrar procesos en una tabla</text:span></text:p>
      <table:table table:name="Table45" table:style-name="Table45">
        <table:table-column table:style-name="Table45.A"/>
        <table:table-row table:style-name="Table45.1">
          <table:table-cell table:style-name="Table45.A1" office:value-type="string">
            <text:p text:style-name="P24"><text:span text:style-name="T23">Get-Process</text:span><text:span text:style-name="T21"> | </text:span><text:span text:style-name="T23">Format-Table</text:span><text:span text:style-name="T21"> Name, Id, CPU</text:span></text:p>
          </table:table-cell>
        </table:table-row>
      </table:table>
      <text:p text:style-name="Standard"><text:span text:style-name="T10">Explicación</text:span>:</text:p>
      <text:p text:style-name="Standard">Este comando lista los procesos activos y los presenta en una tabla con columnas para el nombre del proceso, ID y uso de CPU. Es útil para una revisión rápida del consumo de recursos por los procesos.</text:p>
      <text:p text:style-name="Standard"/>
      <text:p text:style-name="Standard"><text:span text:style-name="T10">Formatear la salida de servicios</text:span></text:p>
      <table:table table:name="Table46" table:style-name="Table46">
        <table:table-column table:style-name="Table46.A"/>
        <table:table-row table:style-name="Table46.1">
          <table:table-cell table:style-name="Table46.A1" office:value-type="string">
            <text:p text:style-name="P24"><text:span text:style-name="T23">Get-Service</text:span><text:span text:style-name="T21"> | </text:span><text:span text:style-name="T23">Format-Table</text:span><text:span text:style-name="T21"> Name, Status -AutoSize</text:span></text:p>
          </table:table-cell>
        </table:table-row>
      </table:table>
      <text:p text:style-name="Standard"/>
      <text:p text:style-name="Standard"><text:span text:style-name="T10">Explicación</text:span>:</text:p>
      <text:p text:style-name="Standard">Muestra los servicios del sistema en una tabla que incluye el nombre y el estado actual de cada servicio, ajustando automáticamente el tamaño de las columnas para una visualización óptima.</text:p>
      <text:p text:style-name="Standard"/>
      <text:p text:style-name="Standard"><text:span text:style-name="T10">Mostrar archivos con tamaño formateado</text:span></text:p>
      <table:table table:name="Table47" table:style-name="Table47">
        <table:table-column table:style-name="Table47.A"/>
        <table:table-row table:style-name="Table47.1">
          <table:table-cell table:style-name="Table47.A1" office:value-type="string">
            <text:p text:style-name="P24"><text:span text:style-name="T23">Get-ChildItem</text:span><text:span text:style-name="T21"> | </text:span><text:span text:style-name="T23">Format-Table</text:span><text:span text:style-name="T21"> Name, @{Name=</text:span><text:span text:style-name="T24">"Size"</text:span><text:span text:style-name="T21">;Expression={</text:span><text:span text:style-name="T20">$_</text:span><text:span text:style-name="T21">.Length / </text:span><text:span text:style-name="T20">1</text:span><text:span text:style-name="T21">Kb};FormatString=</text:span><text:span text:style-name="T24">"N2"</text:span><text:span text:style-name="T21">}, LastAccessTime</text:span></text:p>
          </table:table-cell>
        </table:table-row>
      </table:table>
      <text:p text:style-name="Standard"><text:span text:style-name="T10">Explicación</text:span>:</text:p>
      <text:p text:style-name="Standard">Lista los archivos en el directorio actual, mostrando el nombre, tamaño en KB con dos decimales, y la última fecha de acceso en una tabla formateada.</text:p>
      <text:p text:style-name="Standard"/>
      <text:p text:style-name="Standard"><text:span text:style-name="T10">Usar condicionales en la tabla</text:span></text:p>
      <table:table table:name="Table48" table:style-name="Table48">
        <table:table-column table:style-name="Table48.A"/>
        <table:table-row table:style-name="Table48.1">
          <table:table-cell table:style-name="Table48.A1" office:value-type="string">
            <text:p text:style-name="P24"><text:span text:style-name="T23">Get-Process</text:span><text:span text:style-name="T21"> | </text:span><text:span text:style-name="T23">Format-Table</text:span><text:span text:style-name="T21"> Name, @{Name=</text:span><text:span text:style-name="T24">'HighCPU'</text:span><text:span text:style-name="T21">;Expression={</text:span><text:span text:style-name="T22">if</text:span><text:span text:style-name="T21"> (</text:span><text:span text:style-name="T20">$_</text:span><text:span text:style-name="T21">.CPU -gt </text:span><text:span text:style-name="T20">100</text:span><text:span text:style-name="T21">) {</text:span><text:span text:style-name="T24">"High"</text:span><text:span text:style-name="T21">} </text:span><text:span text:style-name="T22">else</text:span><text:span text:style-name="T21"> {</text:span><text:span text:style-name="T24">"Low"</text:span><text:span text:style-name="T21">}}}</text:span></text:p>
          </table:table-cell>
        </table:table-row>
      </table:table>
      <text:p text:style-name="Standard"><text:span text:style-name="T10">Explicación:</text:span></text:p>
      <text:p text:style-name="Standard">Muestra los procesos junto con una columna calculada que indica si el uso de CPU es alto ("High") o bajo ("Low"), basado en una condición.</text:p>
      <text:p text:style-name="Standard"/>
      <text:p text:style-name="Standard"><text:span text:style-name="T10">Visualizar propiedades seleccionadas de eventos</text:span></text:p>
      <table:table table:name="Table49" table:style-name="Table49">
        <table:table-column table:style-name="Table49.A"/>
        <table:table-row table:style-name="Table49.1">
          <table:table-cell table:style-name="Table49.A1" office:value-type="string">
            <text:p text:style-name="P24"><text:span text:style-name="T23">Get-EventLog</text:span><text:span text:style-name="T21"> -LogName Application -Newest </text:span><text:span text:style-name="T20">50</text:span><text:span text:style-name="T21"> | </text:span><text:span text:style-name="T23">Format-Table</text:span><text:span text:style-name="T21"> TimeGenerated, EntryType, Message -Wrap</text:span></text:p>
          </table:table-cell>
        </table:table-row>
      </table:table>
      <text:p text:style-name="Standard"><text:span text:style-name="T10">Explicación</text:span>:</text:p>
      <text:p text:style-name="Standard">Muestra los últimos 50 eventos del log de aplicaciones, incluyendo la hora en que se generaron, el tipo de entrada y el mensaje, con ajuste de texto para asegurar que el contenido no se recorte.</text:p>
      <text:p text:style-name="Standard"/>
      <text:p text:style-name="Standard"><text:span text:style-name="T10">Mostrar configuración de red en una tabla</text:span></text:p>
      <table:table table:name="Table50" table:style-name="Table50">
        <table:table-column table:style-name="Table50.A"/>
        <table:table-row table:style-name="Table50.1">
          <table:table-cell table:style-name="Table50.A1" office:value-type="string">
            <text:p text:style-name="P24"><text:span text:style-name="T21">Get-NetIPAddress | </text:span><text:span text:style-name="T23">Format-Table</text:span><text:span text:style-name="T21"> IPAddress, InterfaceAlias, AddressFamily -AutoSize</text:span></text:p>
          </table:table-cell>
        </table:table-row>
      </table:table>
      <text:p text:style-name="Standard"><text:span text:style-name="T10">Explicación</text:span>:</text:p>
      <text:p text:style-name="Standard">Lista las direcciones IP del sistema, mostrando la dirección IP, el alias de la interfaz y la familia de direcciones, ajustando el tamaño automáticamente.</text:p>
      <text:p text:style-name="Standard"/>
      <text:p text:style-name="Standard"><text:span text:style-name="T10">Tabla con datos de sistema de archivos</text:span></text:p>
      <table:table table:name="Table51" table:style-name="Table51">
        <table:table-column table:style-name="Table51.A"/>
        <table:table-row table:style-name="Table51.1">
          <table:table-cell table:style-name="Table51.A1" office:value-type="string">
            <text:p text:style-name="P24"><text:span text:style-name="T21">Get-Volume | </text:span><text:span text:style-name="T23">Format-Table</text:span><text:span text:style-name="T21"> DriveLetter, FileSystem, @{Name=</text:span><text:span text:style-name="T24">"Capacidad"</text:span><text:span text:style-name="T21">;Expression={</text:span><text:span text:style-name="T20">$_</text:span><text:span text:style-name="T21">.Size / </text:span><text:span text:style-name="T20">1</text:span><text:span text:style-name="T21">Gb -as [int]}}, @{Name=</text:span><text:span text:style-name="T24">"Libre"</text:span><text:span text:style-name="T21">;Expression={</text:span><text:span text:style-name="T20">$_</text:span><text:span text:style-name="T21">.SizeRemaining / </text:span><text:span text:style-name="T20">1</text:span><text:span text:style-name="T21">Gb -as [int]}} -AutoSize</text:span></text:p>
          </table:table-cell>
        </table:table-row>
      </table:table>
      <text:p text:style-name="Standard"><text:span text:style-name="T10">Explicación:</text:span></text:p>
      <text:p text:style-name="Standard">Muestra información sobre los volúmenes del sistema, incluyendo la letra del disco, el sistema de archivos y el espacio total y libre expresado en GB.</text:p>
      <text:p text:style-name="Standard"/>
      <text:p text:style-name="Standard"><text:span text:style-name="T10">Listar módulos de PowerShell en una tabla</text:span></text:p>
      <table:table table:name="Table52" table:style-name="Table52">
        <table:table-column table:style-name="Table52.A"/>
        <table:table-row table:style-name="Table52.1">
          <table:table-cell table:style-name="Table52.A1" office:value-type="string">
            <text:p text:style-name="P24"><text:span text:style-name="T23">Get-Module</text:span><text:span text:style-name="T21"> | </text:span><text:span text:style-name="T23">Format-Table</text:span><text:span text:style-name="T21"> Name, Version</text:span></text:p>
          </table:table-cell>
        </table:table-row>
      </table:table>
      <text:p text:style-name="Standard"><text:span text:style-name="T10">Explicación:</text:span></text:p>
      <text:p text:style-name="Standard">Presenta una lista de los módulos de PowerShell cargados en la sesión actual, incluyendo sus nombres y versiones.</text:p>
      <text:p text:style-name="Standard"/>
      <text:p text:style-name="Standard"><text:span text:style-name="T10">Mostrar información de usuarios del sistema</text:span></text:p>
      <table:table table:name="Table53" table:style-name="Table53">
        <table:table-column table:style-name="Table53.A"/>
        <table:table-row table:style-name="Table53.1">
          <table:table-cell table:style-name="Table53.A1" office:value-type="string">
            <text:p text:style-name="P24"><text:span text:style-name="T21">Get-LocalUser | </text:span><text:span text:style-name="T23">Format-Table</text:span><text:span text:style-name="T21"> Name, Enabled, LastLogon</text:span></text:p>
          </table:table-cell>
        </table:table-row>
      </table:table>
      <text:p text:style-name="Standard"><text:span text:style-name="T10">Explicación:</text:span></text:p>
      <text:p text:style-name="Standard">Lista los usuarios locales del sistema, mostrando sus nombres, si están habilitados y la última fecha de inicio de sesión.</text:p>
      <text:p text:style-name="Standard"/>
      <text:p text:style-name="Standard"><text:span text:style-name="T10">Tabla de datos personalizados con colores</text:span></text:p>
      <table:table table:name="Table54" table:style-name="Table54">
        <table:table-column table:style-name="Table54.A"/>
        <table:table-row table:style-name="Table54.1">
          <table:table-cell table:style-name="Table54.A1" office:value-type="string">
            <text:p text:style-name="P24"><text:span text:style-name="T23">Get-Process</text:span><text:span text:style-name="T21"> | </text:span><text:span text:style-name="T23">Format-Table</text:span><text:span text:style-name="T21"> Name, @{Name=</text:span><text:span text:style-name="T24">"Memory"</text:span><text:span text:style-name="T21">;Expression={</text:span><text:span text:style-name="T20">$_</text:span><text:span text:style-name="T21">.WS / </text:span><text:span text:style-name="T20">1</text:span><text:span text:style-name="T21">Mb -as [int]};Label=</text:span><text:span text:style-name="T24">"Memory (MB)"</text:span><text:span text:style-name="T21">}, CPU -GroupBy Company | </text:span><text:span text:style-name="T23">Out-String</text:span><text:span text:style-name="T21"> -Stream | </text:span><text:span text:style-name="T23">Foreach-Object</text:span><text:span text:style-name="T21"> {</text:span><text:span text:style-name="T20">$_</text:span><text:span text:style-name="T21"> -replace </text:span><text:span text:style-name="T24">"Microsoft Corporation"</text:span><text:span text:style-name="T21">, </text:span><text:span text:style-name="T24">"`e[32mMicrosoft Corporation`e[0m"</text:span><text:span text:style-name="T21">}</text:span></text:p>
          </table:table-cell>
        </table:table-row>
      </table:table>
      <text:p text:style-name="Standard"><text:span text:style-name="T10">Explicación:</text:span></text:p>
      <text:p text:style-name="Standard">Agrupa los procesos por compañía y muestra los nombres, uso de memoria en MB y CPU. Además, personaliza el color de los textos para "Microsoft Corporation" usando secuencias de escape ANSI.</text:p>
      <text:p text:style-name="Standard"/>
      <text:p text:style-name="Standard"><text:soft-page-break/><text:span text:style-name="T10">Comparar objetos con formato de tabla</text:span></text:p>
      <table:table table:name="Table55" table:style-name="Table55">
        <table:table-column table:style-name="Table55.A"/>
        <table:table-row table:style-name="Table55.1">
          <table:table-cell table:style-name="Table55.A1" office:value-type="string">
            <text:p text:style-name="P24"><text:span text:style-name="T23">Compare-Object</text:span><text:span text:style-name="T21"> (</text:span><text:span text:style-name="T23">Get-Process</text:span><text:span text:style-name="T21"> -Before) (</text:span><text:span text:style-name="T23">Get-Process</text:span><text:span text:style-name="T21"> -After) | </text:span><text:span text:style-name="T23">Format-Table</text:span><text:span text:style-name="T21"> -Property Name, SideIndicator</text:span></text:p>
          </table:table-cell>
        </table:table-row>
      </table:table>
      <text:p text:style-name="Standard"><text:span text:style-name="T10">Explicación:</text:span></text:p>
      <text:p text:style-name="Standard">Compara dos conjuntos de procesos (antes y después de un evento) y muestra las diferencias en una tabla indicando qué procesos fueron añadidos o eliminados.</text:p>
      <text:p text:style-name="Standard"/>
      <text:p text:style-name="Standard"><text:span text:style-name="T10">Visualización de propiedades con múltiples formatos de columna</text:span></text:p>
      <table:table table:name="Table56" table:style-name="Table56">
        <table:table-column table:style-name="Table56.A"/>
        <table:table-row table:style-name="Table56.1">
          <table:table-cell table:style-name="Table56.A1" office:value-type="string">
            <text:p text:style-name="P24"><text:span text:style-name="T23">Get-Process</text:span><text:span text:style-name="T21"> | </text:span><text:span text:style-name="T23">Format-Table</text:span><text:span text:style-name="T21"> -Property @{Label=</text:span><text:span text:style-name="T24">"ProcessName"</text:span><text:span text:style-name="T21">;Expression={</text:span><text:span text:style-name="T20">$_</text:span><text:span text:style-name="T21">.Name};Width=</text:span><text:span text:style-name="T20">25</text:span><text:span text:style-name="T21">}, @{Label=</text:span><text:span text:style-name="T24">"MemoryUsage"</text:span><text:span text:style-name="T21">;Expression={</text:span><text:span text:style-name="T20">$_</text:span><text:span text:style-name="T21">.WS / </text:span><text:span text:style-name="T20">1</text:span><text:span text:style-name="T21">Mb};FormatString=</text:span><text:span text:style-name="T24">"N0"</text:span><text:span text:style-name="T21">}</text:span></text:p>
          </table:table-cell>
        </table:table-row>
      </table:table>
      <text:p text:style-name="Standard"><text:span text:style-name="T10">Explicación:</text:span></text:p>
      <text:p text:style-name="Standard">Este comando muestra los procesos con columnas personalizadas para el nombre del proceso y el uso de memoria. Las columnas están configuradas específicamente con etiquetas personalizadas, anchos de columna fijos y formatos numéricos que mejoran la legibilidad. La columna "ProcessName" se establece con un ancho fijo para alinear uniformemente los nombres, mientras que "MemoryUsage" muestra la memoria en MB sin decimales. Esta forma de presentación facilita la rápida evaluación visual del uso de memoria entre múltiples procesos, útil en el diagnóstico y monitoreo de recursos del sistema.</text:p>
      <text:p text:style-name="Standard"/>
      <text:p text:style-name="Standard"><text:span text:style-name="T10">Mostrar espacio en disco de manera estructurada</text:span></text:p>
      <table:table table:name="Table57" table:style-name="Table57">
        <table:table-column table:style-name="Table57.A"/>
        <table:table-row table:style-name="Table57.1">
          <table:table-cell table:style-name="Table57.A1" office:value-type="string">
            <text:p text:style-name="P24"><text:span text:style-name="T23">Get-PSDrive</text:span><text:span text:style-name="T21"> | </text:span><text:span text:style-name="T23">Where-Object</text:span><text:span text:style-name="T21"> {</text:span><text:span text:style-name="T20">$_</text:span><text:span text:style-name="T21">.Provider -like </text:span><text:span text:style-name="T24">"FileSystem"</text:span><text:span text:style-name="T21">} | </text:span><text:span text:style-name="T23">Format-Table</text:span><text:span text:style-name="T21"> Name, Used, Free -AutoSize</text:span></text:p>
          </table:table-cell>
        </table:table-row>
      </table:table>
      <text:p text:style-name="Standard"><text:span text:style-name="T10">Explicación</text:span>:</text:p>
      <text:p text:style-name="Standard">Este comando filtra y muestra las unidades de disco en el sistema, mostrando el nombre de la unidad, el espacio usado y el espacio libre en un formato tabular que ajusta automáticamente el tamaño de las columnas. Es ideal para obtener una visión rápida del estado del almacenamiento del sistema, ayudando a identificar posibles problemas de espacio.</text:p>
      <text:list xml:id="list11723719670376" text:continue-numbering="true" text:style-name="WWNum1">
        <text:list-item>
          <text:p text:style-name="P26"><text:bookmark text:name="_dxm64z1ghinb"/>Ejercicios con enunciados y soluciones</text:p>
        </text:list-item>
      </text:list>
      <text:p text:style-name="Standard"><text:span text:style-name="T10">Ejercicio 1: Bucle While con Archivos</text:span></text:p>
      <text:p text:style-name="Standard">Escribe un script en PowerShell que utilice un bucle While para leer nombres de archivos de un directorio hasta que encuentre un archivo llamado "stop.txt", que no deberá ser procesado.</text:p>
      <text:p text:style-name="Standard"/>
      <text:p text:style-name="Standard"><text:span text:style-name="T10">Solución:</text:span></text:p>
      <table:table table:name="Table58" table:style-name="Table58">
        <table:table-column table:style-name="Table58.A"/>
        <table:table-row table:style-name="Table58.1">
          <table:table-cell table:style-name="Table58.A1" office:value-type="string">
            <text:p text:style-name="P24"><text:span text:style-name="T20">$stop</text:span><text:span text:style-name="T21"> = </text:span><text:span text:style-name="T20">$false</text:span><text:span text:style-name="T21"><text:line-break/></text:span><text:span text:style-name="T22">while</text:span><text:span text:style-name="T21"> (-not </text:span><text:span text:style-name="T20">$stop</text:span><text:span text:style-name="T21">) {<text:line-break/><text:tab/></text:span><text:span text:style-name="T20">$files</text:span><text:span text:style-name="T21"> = </text:span><text:span text:style-name="T23">Get-ChildItem</text:span><text:span text:style-name="T21"> -Path </text:span><text:span text:style-name="T24">"C:\temp\"</text:span><text:span text:style-name="T21"><text:line-break/><text:tab/></text:span><text:span text:style-name="T22">foreach</text:span><text:span text:style-name="T21"> (</text:span><text:span text:style-name="T20">$file</text:span><text:span text:style-name="T21"> </text:span><text:span text:style-name="T22">in</text:span><text:span text:style-name="T21"> </text:span><text:span text:style-name="T20">$files</text:span><text:span text:style-name="T21">) {<text:line-break/> <text:s text:c="3"/><text:tab/></text:span><text:span text:style-name="T22">if</text:span><text:span text:style-name="T21"> (</text:span><text:span text:style-name="T20">$file</text:span><text:span text:style-name="T21">.Name -eq </text:span><text:span text:style-name="T24">"stop.txt"</text:span><text:span text:style-name="T21">) {<text:line-break/> <text:s text:c="7"/><text:tab/></text:span><text:span text:style-name="T20">$stop</text:span><text:span text:style-name="T21"> = </text:span><text:span text:style-name="T20">$true</text:span><text:span text:style-name="T21"><text:line-break/> <text:s text:c="7"/><text:tab/></text:span><text:span text:style-name="T22">break</text:span><text:span text:style-name="T21"><text:line-break/> <text:s text:c="3"/><text:tab/>} </text:span><text:span text:style-name="T22">else</text:span><text:span text:style-name="T21"> {<text:line-break/> <text:s text:c="7"/><text:tab/></text:span><text:span text:style-name="T23">Write-Host</text:span><text:span text:style-name="T21"> </text:span><text:span text:style-name="T24">"Procesando archivo: $(</text:span><text:span text:style-name="T20">$file</text:span><text:span text:style-name="T24">.Name)"</text:span><text:span text:style-name="T21"><text:line-break/> <text:s text:c="3"/><text:tab/>}<text:line-break/><text:tab/>}<text:line-break/>}</text:span></text:p>
          </table:table-cell>
        </table:table-row>
      </table:table>
      <text:p text:style-name="Standard"><text:span text:style-name="T10">Explicación:</text:span></text:p>
      <text:p text:style-name="Standard">Este script busca archivos en el directorio especificado y procesa cada uno hasta encontrar un archivo llamado "stop.txt". Utiliza un bucle While para repetir la lectura y un bucle Foreach para iterar sobre cada archivo. El script se detiene cuando encuentra el archivo "stop.txt".</text:p>
      <text:p text:style-name="Standard"/>
      <text:p text:style-name="Standard"><text:span text:style-name="T10">Ejercicio 2: Función con pipeline</text:span></text:p>
      <text:p text:style-name="Standard">Crea una función en PowerShell que acepte un pipeline de nombres de archivos, lea el contenido de cada archivo y lo imprima en la consola.</text:p>
      <text:p text:style-name="Standard"><text:span text:style-name="T10">Solución:</text:span></text:p>
      <table:table table:name="Table59" table:style-name="Table59">
        <table:table-column table:style-name="Table59.A"/>
        <table:table-row table:style-name="Table59.1">
          <table:table-cell table:style-name="Table59.A1" office:value-type="string">
            <text:p text:style-name="P24"><text:span text:style-name="T22">function</text:span><text:span text:style-name="T21"> Read-FileContent {<text:line-break/><text:tab/></text:span><text:span text:style-name="T22">param</text:span><text:span text:style-name="T21">(<text:line-break/> <text:s text:c="3"/><text:tab/>[Parameter(ValueFromPipeline=</text:span><text:span text:style-name="T20">$true</text:span><text:span text:style-name="T21">)]<text:line-break/> <text:s text:c="3"/><text:tab/>[string]</text:span><text:span text:style-name="T20">$Path</text:span><text:span text:style-name="T21"><text:line-break/><text:tab/>)<text:line-break/><text:tab/></text:span><text:span text:style-name="T22">process</text:span><text:span text:style-name="T21"> {<text:line-break/> <text:s text:c="3"/><text:tab/></text:span><text:span text:style-name="T23">Get-Content</text:span><text:span text:style-name="T21"> </text:span><text:span text:style-name="T20">$Path</text:span><text:span text:style-name="T21"> | </text:span><text:span text:style-name="T23">Write-Host</text:span><text:span text:style-name="T21"><text:line-break/><text:tab/>}<text:line-break/>}<text:line-break/><text:line-break/></text:span><text:span text:style-name="T25"># Uso de la función</text:span><text:span text:style-name="T21"><text:line-break/></text:span><text:span text:style-name="T24">"file1.txt"</text:span><text:span text:style-name="T21">, </text:span><text:span text:style-name="T24">"file2.txt"</text:span><text:span text:style-name="T21"> | Read-FileContent</text:span></text:p>
          </table:table-cell>
        </table:table-row>
      </table:table>
      <text:p text:style-name="Standard"><text:span text:style-name="T10">Explicación</text:span>:</text:p>
      <text:p text:style-name="Standard">La función Read-FileContent está diseñada para aceptar rutas de archivo desde el pipeline. Para cada archivo recibido, lee y muestra su contenido. Esto demuestra cómo las funciones pueden ser diseñadas para integrarse en flujos de trabajo de pipeline en PowerShell.</text:p>
      <text:p text:style-name="Standard"/>
      <text:p text:style-name="Standard"><text:span text:style-name="T10">Ejercicio 3: Bucle for para procesos</text:span></text:p>
      <text:p text:style-name="Standard">Utiliza un bucle For para listar los nombres y el uso de CPU de los 10 primeros procesos ordenados por uso de memoria, utilizando Format-Table.</text:p>
      <text:p text:style-name="Standard"/>
      <text:p text:style-name="Standard"><text:span text:style-name="T10">Solución:</text:span></text:p>
      <table:table table:name="Table60" table:style-name="Table60">
        <table:table-column table:style-name="Table60.A"/>
        <table:table-row table:style-name="Table60.1">
          <table:table-cell table:style-name="Table60.A1" office:value-type="string">
            <text:p text:style-name="P24"><text:span text:style-name="T20">$processes</text:span><text:span text:style-name="T21"> = </text:span><text:span text:style-name="T23">Get-Process</text:span><text:span text:style-name="T21"> | </text:span><text:span text:style-name="T23">Sort-Object</text:span><text:span text:style-name="T21"> -Property WS -Descending | </text:span><text:span text:style-name="T23">Select-Object</text:span><text:span text:style-name="T21"> -First </text:span><text:span text:style-name="T20">10</text:span><text:span text:style-name="T21"><text:line-break/></text:span><text:span text:style-name="T20">$processes</text:span><text:span text:style-name="T21"> | </text:span><text:span text:style-name="T23">ForEach-Object</text:span><text:span text:style-name="T21"> {<text:line-break/><text:tab/></text:span><text:span text:style-name="T23">Write-Host</text:span><text:span text:style-name="T21"> </text:span><text:span text:style-name="T24">"$(</text:span><text:span text:style-name="T20">$_</text:span><text:span text:style-name="T24">.Name) - CPU: $(</text:span><text:span text:style-name="T20">$_</text:span><text:span text:style-name="T24">.CPU)"</text:span><text:span text:style-name="T21"><text:line-break/>} | </text:span><text:span text:style-name="T23">Format-Table</text:span></text:p>
          </table:table-cell>
        </table:table-row>
      </table:table>
      <text:p text:style-name="Standard"><text:span text:style-name="T10">Explicación:</text:span></text:p>
      <text:p text:style-name="Standard">Este script primero ordena los procesos por uso de memoria en orden descendente y selecciona los primeros 10. Luego utiliza un bucle Foreach para mostrar el nombre y el uso de CPU de cada proceso, aunque la intención de usar Format-Table directamente en el pipeline parece incorrecta aquí y podría requerir ajustes para funcionar correctamente.</text:p>
      <text:p text:style-name="Standard"/>
      <text:p text:style-name="Standard"><text:span text:style-name="T10">Ejercicio 4: Seleccionar y formatear datos de red</text:span></text:p>
      <text:p text:style-name="Standard">Escribe un script que obtenga la dirección IP, máscara de subred y estado del adaptador de red, y lo presente en una tabla formateada.</text:p>
      <text:p text:style-name="Standard"><text:span text:style-name="T10">Solución:</text:span></text:p>
      <table:table table:name="Table61" table:style-name="Table61">
        <table:table-column table:style-name="Table61.A"/>
        <table:table-row table:style-name="Table61.1">
          <table:table-cell table:style-name="Table61.A1" office:value-type="string">
            <text:p text:style-name="P24"><text:span text:style-name="T21">Get-NetIPAddress | </text:span><text:span text:style-name="T23">Select-Object</text:span><text:span text:style-name="T21"> IPAddress, PrefixLength, InterfaceAlias, InterfaceIndex | </text:span><text:span text:style-name="T23">Format-Table</text:span><text:span text:style-name="T21"> -AutoSize</text:span></text:p>
          </table:table-cell>
        </table:table-row>
      </table:table>
      <text:p text:style-name="Standard"><text:span text:style-name="T10">Explicación:</text:span></text:p>
      <text:p text:style-name="Standard">Este comando utiliza Get-NetIPAddress para obtener información detallada sobre las direcciones IP del sistema y luego selecciona y formatea específicamente las propiedades relevantes en una tabla, optimizando el tamaño de la columna automáticamente para una mejor legibilidad.</text:p>
      <text:p text:style-name="Standard"/>
      <text:p text:style-name="Standard"><text:span text:style-name="T10">Ejercicio 5: Función para calcular espacio en disco</text:span></text:p>
      <text:p text:style-name="Standard">Desarrolla una función que muestre el espacio libre y total de cada unidad de disco en el sistema en GB, utilizando Format-Table.</text:p>
      <text:p text:style-name="Standard"/>
      <text:p text:style-name="Standard"><text:span text:style-name="T10">Solución:</text:span></text:p>
      <table:table table:name="Table62" table:style-name="Table62">
        <table:table-column table:style-name="Table62.A"/>
        <table:table-row table:style-name="Table62.1">
          <table:table-cell table:style-name="Table62.A1" office:value-type="string">
            <text:p text:style-name="P24"><text:span text:style-name="T22">function</text:span><text:span text:style-name="T21"> Get-DiskSpace {<text:line-break/><text:tab/>Get-Volume | </text:span><text:span text:style-name="T23">Format-Table</text:span><text:span text:style-name="T21"> DriveLetter, @{Name=</text:span><text:span text:style-name="T24">"TotalSpace(GB)"</text:span><text:span text:style-name="T21">;Expression={[math]::Round(</text:span><text:span text:style-name="T20">$_</text:span><text:span text:style-name="T21">.Size / </text:span><text:span text:style-name="T20">1</text:span><text:span text:style-name="T21">GB, </text:span><text:span text:style-name="T20">2</text:span><text:span text:style-name="T21">)}}, @{Name=</text:span><text:span text:style-name="T24">"FreeSpace(GB)"</text:span><text:span text:style-name="T21">;Expression={[math]::Round(</text:span><text:span text:style-name="T20">$_</text:span><text:span text:style-name="T21">.SizeRemaining / </text:span><text:span text:style-name="T20">1</text:span><text:span text:style-name="T21">GB, </text:span><text:span text:style-name="T20">2</text:span><text:span text:style-name="T21">)}}<text:line-break/>}<text:line-break/><text:line-break/>Get-DiskSpace</text:span></text:p>
          </table:table-cell>
        </table:table-row>
      </table:table>
      <text:p text:style-name="Standard"><text:span text:style-name="T10">Explicación:</text:span></text:p>
      <text:p text:style-name="Standard">La función Get-DiskSpace recupera información sobre todas las unidades de disco y muestra el espacio total y libre en formato tabular. Utiliza expresiones calculadas dentro de Format-Table para convertir los valores de espacio de bytes a gigabytes y redondearlos para facilitar la visualización.</text:p>
      <text:p text:style-name="Standard"/>
      <text:p text:style-name="Standard"/>
      <text:p text:style-name="Standard"><text:soft-page-break/><text:span text:style-name="T10">Ejercicio 6: Archivos modificados recientemente</text:span></text:p>
      <text:p text:style-name="Standard">Usa un bucle for para listar todos los archivos en "C:\temp" modificados en los últimos 7 días y muestra sus nombres y fechas de última modificación.</text:p>
      <text:p text:style-name="Standard"/>
      <text:p text:style-name="Standard"><text:span text:style-name="T10">Solución:</text:span></text:p>
      <table:table table:name="Table63" table:style-name="Table63">
        <table:table-column table:style-name="Table63.A"/>
        <table:table-row table:style-name="Table63.1">
          <table:table-cell table:style-name="Table63.A1" office:value-type="string">
            <text:p text:style-name="P24"><text:span text:style-name="T20">$files</text:span><text:span text:style-name="T21"> = </text:span><text:span text:style-name="T23">Get-ChildItem</text:span><text:span text:style-name="T21"> -Path </text:span><text:span text:style-name="T24">"C:\temp\"</text:span><text:span text:style-name="T21"> | </text:span><text:span text:style-name="T23">Where-Object</text:span><text:span text:style-name="T21"> {</text:span><text:span text:style-name="T20">$_</text:span><text:span text:style-name="T21">.LastWriteTime -gt (</text:span><text:span text:style-name="T23">Get-Date</text:span><text:span text:style-name="T21">).AddDays(-</text:span><text:span text:style-name="T20">7</text:span><text:span text:style-name="T21">)}<text:line-break/></text:span><text:span text:style-name="T22">foreach</text:span><text:span text:style-name="T21"> (</text:span><text:span text:style-name="T20">$file</text:span><text:span text:style-name="T21"> </text:span><text:span text:style-name="T22">in</text:span><text:span text:style-name="T21"> </text:span><text:span text:style-name="T20">$files</text:span><text:span text:style-name="T21">) {<text:line-break/><text:tab/></text:span><text:span text:style-name="T23">Write-Host</text:span><text:span text:style-name="T21"> </text:span><text:span text:style-name="T24">"Archivo: $(</text:span><text:span text:style-name="T20">$file</text:span><text:span text:style-name="T24">.Name), Modificado: $(</text:span><text:span text:style-name="T20">$file</text:span><text:span text:style-name="T24">.LastWriteTime)"</text:span><text:span text:style-name="T21"><text:line-break/>}</text:span></text:p>
          </table:table-cell>
        </table:table-row>
      </table:table>
      <text:p text:style-name="Standard"><text:span text:style-name="T10">Explicación:</text:span></text:p>
      <text:p text:style-name="Standard">Este script recopila todos los archivos en el directorio especificado que han sido modificados en la última semana. Utiliza un bucle Foreach para imprimir el nombre y la fecha de última modificación de cada archivo, proporcionando una manera eficaz de monitorear cambios recientes en un directorio.</text:p>
      <text:p text:style-name="Standard"/>
      <text:p text:style-name="Standard"><text:span text:style-name="T10">Ejercicio 7: Uso de pipeline para filtrar servicios</text:span></text:p>
      <text:p text:style-name="Standard">Filtra todos los servicios que están corriendo y los presenta en una tabla con el nombre y el estado del servicio.</text:p>
      <text:p text:style-name="Standard"/>
      <text:p text:style-name="Standard"><text:span text:style-name="T10">Solución:</text:span></text:p>
      <table:table table:name="Table64" table:style-name="Table64">
        <table:table-column table:style-name="Table64.A"/>
        <table:table-row table:style-name="Table64.1">
          <table:table-cell table:style-name="Table64.A1" office:value-type="string">
            <text:p text:style-name="P24"><text:span text:style-name="T23">Get-Service</text:span><text:span text:style-name="T21"> | </text:span><text:span text:style-name="T23">Where-Object</text:span><text:span text:style-name="T21"> {</text:span><text:span text:style-name="T20">$_</text:span><text:span text:style-name="T21">.Status -eq </text:span><text:span text:style-name="T24">'Running'</text:span><text:span text:style-name="T21">} | </text:span><text:span text:style-name="T23">Format-Table</text:span><text:span text:style-name="T21"> Name, Status</text:span></text:p>
          </table:table-cell>
        </table:table-row>
      </table:table>
      <text:p text:style-name="Standard"><text:span text:style-name="T10">Explicación:</text:span></text:p>
      <text:p text:style-name="Standard">Este comando filtra los servicios activos (en estado 'Running') y los presenta en una tabla con las columnas para el nombre y el estado del servicio. Es útil para administradores de sistemas que necesitan una visión rápida de los servicios actualmente activos.</text:p>
      <text:p text:style-name="Standard"/>
      <text:p text:style-name="Standard"><text:span text:style-name="T10">Ejercicio 8: Función con parámetros de entrada</text:span></text:p>
      <text:p text:style-name="Standard">Crea una función que acepte una lista de procesos y muestre su nombre y memoria de trabajo en MB.</text:p>
      <text:p text:style-name="Standard"/>
      <text:p text:style-name="Standard"><text:span text:style-name="T10">Solución:</text:span></text:p>
      <table:table table:name="Table65" table:style-name="Table65">
        <table:table-column table:style-name="Table65.A"/>
        <table:table-row table:style-name="Table65.1">
          <table:table-cell table:style-name="Table65.A1" office:value-type="string">
            <text:p text:style-name="P24"><text:span text:style-name="T22">function</text:span><text:span text:style-name="T21"> Show-ProcessMemory {<text:line-break/><text:tab/></text:span><text:span text:style-name="T22">param</text:span><text:span text:style-name="T21">([Parameter(ValueFromPipeline=</text:span><text:span text:style-name="T20">$true</text:span><text:span text:style-name="T21">)][string[]]</text:span><text:span text:style-name="T20">$Name</text:span><text:span text:style-name="T21">)<text:line-break/><text:tab/></text:span><text:span text:style-name="T22">process</text:span><text:span text:style-name="T21"> {<text:line-break/> <text:s text:c="3"/><text:tab/></text:span><text:span text:style-name="T23">Get-Process</text:span><text:span text:style-name="T21"> -Name </text:span><text:span text:style-name="T20">$Name</text:span><text:span text:style-name="T21"> | </text:span><text:span text:style-name="T23">Select-Object</text:span><text:span text:style-name="T21"> Name, @{Name=</text:span><text:span text:style-name="T24">"MemoryMB"</text:span><text:span text:style-name="T21">;Expression={</text:span><text:span text:style-name="T20">$_</text:span><text:span text:style-name="T21">.WS / </text:span><text:span text:style-name="T20">1</text:span><text:span text:style-name="T21">MB -as [int]}}<text:line-break/><text:tab/>}<text:line-break/>}<text:line-break/><text:line-break/></text:span><text:span text:style-name="T25"># Ejemplo de uso</text:span><text:span text:style-name="T21"><text:line-break/></text:span><text:span text:style-name="T24">"chrome"</text:span><text:span text:style-name="T21">, </text:span><text:span text:style-name="T24">"explorer"</text:span><text:span text:style-name="T21"> | Show-ProcessMemory</text:span></text:p>
          </table:table-cell>
        </table:table-row>
      </table:table>
      <text:p text:style-name="Standard"><text:span text:style-name="T10">Explicación:</text:span></text:p>
      <text:p text:style-name="Standard">La función Show-ProcessMemory toma una lista de nombres de procesos y muestra el nombre y el uso de memoria en MB de cada proceso especificado. Aprovecha la capacidad de aceptar entrada a través de un pipeline, permitiendo flexibilidad en cómo se proporcionan los nombres de los procesos.</text:p>
      <text:p text:style-name="P1"/>
      <text:p text:style-name="Standard"><text:span text:style-name="T10">Ejercicio 9: Monitor de recursos en tiempo real</text:span></text:p>
      <text:p text:style-name="Standard">Desarrolla un script en PowerShell que funcione como un monitor de recursos simplificado. Este script debe ejecutarse en un bucle infinito, actualizando cada 10 segundos. Debe mostrar una tabla con los cinco procesos que más CPU consumen en ese momento, incluyendo detalles como el nombre del proceso, ID, uso de CPU y memoria (en MB). El script debe permitir al usuario salir del bucle presionando la tecla 'q'.</text:p>
      <text:p text:style-name="Standard"><text:span text:style-name="T10">Solución:</text:span></text:p>
      <table:table table:name="Table66" table:style-name="Table66">
        <table:table-column table:style-name="Table66.A"/>
        <table:table-row table:style-name="Table66.1">
          <table:table-cell table:style-name="Table66.A1" office:value-type="string">
            <text:p text:style-name="P24"><text:span text:style-name="T22">function</text:span><text:span text:style-name="T21"> Monitor-Resource {<text:line-break/><text:tab/></text:span><text:span text:style-name="T22">do</text:span><text:span text:style-name="T21"> {<text:line-break/> <text:s text:c="3"/><text:tab/></text:span><text:span text:style-name="T23">Clear-Host</text:span><text:span text:style-name="T21"><text:line-break/> <text:s text:c="3"/><text:tab/></text:span><text:span text:style-name="T20">$processes</text:span><text:span text:style-name="T21"> = </text:span><text:span text:style-name="T23">Get-Process</text:span><text:span text:style-name="T21"> | </text:span><text:span text:style-name="T23">Sort-Object</text:span><text:span text:style-name="T21"> CPU -Descending | </text:span><text:span text:style-name="T23">Select-Object</text:span><text:span text:style-name="T21"> -First </text:span><text:span text:style-name="T20">5</text:span><text:span text:style-name="T21"> Name, Id, CPU, @{Name=</text:span><text:span text:style-name="T24">"MemoryMB"</text:span><text:span text:style-name="T21">;Expression={</text:span><text:span text:style-name="T20">$_</text:span><text:span text:style-name="T21">.WS / </text:span><text:span text:style-name="T20">1</text:span><text:span text:style-name="T21">Mb -as [int]}}<text:line-break/> <text:s text:c="3"/><text:tab/></text:span><text:span text:style-name="T20">$processes</text:span><text:span text:style-name="T21"> | </text:span><text:span text:style-name="T23">Format-Table</text:span><text:span text:style-name="T21"> -AutoSize<text:line-break/> <text:s text:c="3"/><text:tab/></text:span><text:span text:style-name="T23">Write-Host</text:span><text:span text:style-name="T21"> </text:span><text:span text:style-name="T24">"Presione 'q' para salir o espere 10 segundos para la próxima actualización..."</text:span><text:span text:style-name="T21"><text:line-break/> <text:s text:c="3"/><text:tab/></text:span><text:span text:style-name="T20">$host</text:span><text:span text:style-name="T21">.UI.RawUI.ReadKey(</text:span><text:span text:style-name="T24">"NoEcho,IncludeKeyUp"</text:span><text:span text:style-name="T21">) | </text:span><text:span text:style-name="T23">Where-Object</text:span><text:span text:style-name="T21"> {</text:span><text:span text:style-name="T20">$_</text:span><text:span text:style-name="T21">.Character -eq </text:span><text:span text:style-name="T24">'q'</text:span><text:span text:style-name="T21">} | </text:span><text:span text:style-name="T23">ForEach-Object</text:span><text:span text:style-name="T21"> { </text:span><text:span text:style-name="T22">return</text:span><text:span text:style-name="T21"> }<text:line-break/> <text:s text:c="3"/><text:tab/></text:span><text:span text:style-name="T23">Start-Sleep</text:span><text:span text:style-name="T21"> -Seconds </text:span><text:span text:style-name="T20">10</text:span><text:span text:style-name="T21"><text:line-break/><text:tab/>} </text:span><text:span text:style-name="T22">while</text:span><text:span text:style-name="T21"> (</text:span><text:span text:style-name="T20">$true</text:span><text:span text:style-name="T21">)<text:line-break/>}<text:line-break/><text:line-break/>Monitor-Resource</text:span></text:p>
          </table:table-cell>
        </table:table-row>
      </table:table>
      <text:p text:style-name="Standard"><text:span text:style-name="T10">Explicación:</text:span></text:p>
      <text:p text:style-name="Standard">Este script utiliza un bucle do-while que se ejecuta indefinidamente hasta que el usuario decide salir presionando 'q'. Dentro del bucle, limpia la consola con Clear-Host, recupera los cinco procesos que más CPU consumen, y los muestra en una tabla con información relevante como el nombre, ID, CPU y memoria en MB. La tabla se actualiza cada 10 segundos, ofreciendo un monitor en tiempo real del consumo de recursos.</text:p>
      <text:p text:style-name="Standard"/>
      <text:p text:style-name="Standard"><text:span text:style-name="T10">Ejercicio 10: Análisis y reporte de uso de espacio en disco</text:span></text:p>
      <text:p text:style-name="Standard">Escribe un script en PowerShell que analice el uso del espacio en todas las unidades de disco disponibles en un sistema. Debe generar un reporte en un archivo CSV que incluya la letra de la unidad, el sistema de archivos, el espacio total, el espacio usado y el espacio libre, ambos en GB. Además, debe identificar aquellas unidades con menos del 20% de espacio libre y listarlas en la consola al final de la ejecución.</text:p>
      <text:p text:style-name="Standard"/>
      <text:p text:style-name="Standard"/>
      <text:p text:style-name="Standard"/>
      <text:p text:style-name="Standard"><text:span text:style-name="T10">Solución:</text:span></text:p>
      <table:table table:name="Table67" table:style-name="Table67">
        <table:table-column table:style-name="Table67.A"/>
        <table:table-row table:style-name="Table67.1">
          <table:table-cell table:style-name="Table67.A1" office:value-type="string">
            <text:p text:style-name="P24"><text:span text:style-name="T22">function</text:span><text:span text:style-name="T21"> Report-DiskUsage {<text:line-break/><text:tab/></text:span><text:span text:style-name="T20">$volumes</text:span><text:span text:style-name="T21"> = Get-Volume | </text:span><text:span text:style-name="T23">Where-Object</text:span><text:span text:style-name="T21"> {</text:span><text:span text:style-name="T20">$_</text:span><text:span text:style-name="T21">.DriveType -eq </text:span><text:span text:style-name="T24">'Fixed'</text:span><text:span text:style-name="T21">}<text:line-break/><text:tab/></text:span><text:span text:style-name="T20">$report</text:span><text:span text:style-name="T21"> = </text:span><text:span text:style-name="T22">foreach</text:span><text:span text:style-name="T21"> (</text:span><text:span text:style-name="T20">$volume</text:span><text:span text:style-name="T21"> </text:span><text:span text:style-name="T22">in</text:span><text:span text:style-name="T21"> </text:span><text:span text:style-name="T20">$volumes</text:span><text:span text:style-name="T21">) {<text:line-break/> <text:s text:c="3"/><text:tab/>[pscustomobject]@{<text:line-break/> <text:s text:c="7"/><text:tab/>DriveLetter = </text:span><text:span text:style-name="T20">$volume</text:span><text:span text:style-name="T21">.DriveLetter<text:line-break/> <text:s text:c="7"/><text:tab/>FileSystem = </text:span><text:span text:style-name="T20">$volume</text:span><text:span text:style-name="T21">.FileSystem<text:line-break/> <text:s text:c="7"/><text:tab/>TotalSpaceGB = [math]::Round(</text:span><text:span text:style-name="T20">$volume</text:span><text:span text:style-name="T21">.Size / </text:span><text:span text:style-name="T20">1</text:span><text:span text:style-name="T21">Gb)<text:line-break/> <text:s text:c="7"/><text:tab/>UsedSpaceGB = [math]::Round((</text:span><text:span text:style-name="T20">$volume</text:span><text:span text:style-name="T21">.Size - </text:span><text:span text:style-name="T20">$volume</text:span><text:span text:style-name="T21">.SizeRemaining) / </text:span><text:span text:style-name="T20">1</text:span><text:span text:style-name="T21">Gb)<text:line-break/> <text:s text:c="7"/><text:tab/>FreeSpaceGB = [math]::Round(</text:span><text:span text:style-name="T20">$volume</text:span><text:span text:style-name="T21">.SizeRemaining / </text:span><text:span text:style-name="T20">1</text:span><text:span text:style-name="T21">Gb)<text:line-break/> <text:s text:c="3"/><text:tab/>}<text:line-break/><text:tab/>}<text:line-break/><text:tab/></text:span><text:span text:style-name="T20">$report</text:span><text:span text:style-name="T21"> | </text:span><text:span text:style-name="T23">Export-Csv</text:span><text:span text:style-name="T21"> -Path </text:span><text:span text:style-name="T24">"C:\temp\disk_usage_report.csv"</text:span><text:span text:style-name="T21"> -NoTypeInformation<text:line-break/><text:tab/></text:span><text:span text:style-name="T20">$lowSpace</text:span><text:span text:style-name="T21"> = </text:span><text:span text:style-name="T20">$report</text:span><text:span text:style-name="T21"> | </text:span><text:span text:style-name="T23">Where-Object</text:span><text:span text:style-name="T21"> {</text:span><text:span text:style-name="T20">$_</text:span><text:span text:style-name="T21">.FreeSpaceGB / </text:span><text:span text:style-name="T20">$_</text:span><text:span text:style-name="T21">.TotalSpaceGB -lt </text:span><text:span text:style-name="T20">0.2</text:span><text:span text:style-name="T21">}<text:line-break/><text:tab/></text:span><text:span text:style-name="T23">Write-Host</text:span><text:span text:style-name="T21"> </text:span><text:span text:style-name="T24">"Unidades con menos del 20% de espacio libre:"</text:span><text:span text:style-name="T21"><text:line-break/><text:tab/></text:span><text:span text:style-name="T20">$lowSpace</text:span><text:span text:style-name="T21"> | </text:span><text:span text:style-name="T23">Format-Table</text:span><text:span text:style-name="T21"> -AutoSize<text:line-break/>}<text:line-break/><text:line-break/>Report-DiskUsage</text:span></text:p>
          </table:table-cell>
        </table:table-row>
      </table:table>
      <text:p text:style-name="Standard"><text:span text:style-name="T10">Explicación:</text:span></text:p>
      <text:p text:style-name="Standard">Este script genera un informe detallado del uso del espacio en disco de todas las unidades fijas del sistema. Para cada unidad, calcula el espacio total, usado y libre en GB y exporta estos datos a un archivo CSV. Adicionalmente, identifica y muestra las unidades con menos del 20% de espacio libre, ayudando en la gestión proactiva del espacio en disco.</text:p>
      <text:p text:style-name="Standard"/>
      <text:p text:style-name="Standard"><text:span text:style-name="T10">Ejercicio 11: Gestión de logs de eventos</text:span></text:p>
      <text:p text:style-name="Standard">Desarrolla un script en PowerShell para gestionar logs de eventos de Windows. Este script debe permitir al usuario elegir entre exportar logs de errores de los últimos 7 días a un archivo HTML o visualizar en consola los logs de advertencia del mismo período. El usuario debe poder hacer su elección mediante una entrada en la consola, y el script debe manejar adecuadamente la entrada para evitar errores.</text:p>
      <text:p text:style-name="Standard"><text:span text:style-name="T10">Solución:</text:span></text:p>
      <table:table table:name="Table68" table:style-name="Table68">
        <table:table-column table:style-name="Table68.A"/>
        <table:table-row table:style-name="Table68.1">
          <table:table-cell table:style-name="Table68.A1" office:value-type="string">
            <text:p text:style-name="P24"><text:span text:style-name="T22">function</text:span><text:span text:style-name="T21"> Manage-EventLogs {<text:line-break/><text:tab/></text:span><text:span text:style-name="T23">Write-Host</text:span><text:span text:style-name="T21"> </text:span><text:span text:style-name="T24">"Seleccione una opción:"</text:span><text:span text:style-name="T21"><text:line-break/><text:tab/></text:span><text:span text:style-name="T23">Write-Host</text:span><text:span text:style-name="T21"> </text:span><text:span text:style-name="T24">"1. Exportar logs de errores a HTML"</text:span><text:span text:style-name="T21"><text:line-break/><text:tab/></text:span><text:span text:style-name="T23">Write-Host</text:span><text:span text:style-name="T21"> </text:span><text:span text:style-name="T24">"2. Mostrar logs de advertencia en consola"</text:span><text:span text:style-name="T21"><text:line-break/><text:tab/></text:span><text:span text:style-name="T20">$option</text:span><text:span text:style-name="T21"> = </text:span><text:span text:style-name="T23">Read-Host</text:span><text:span text:style-name="T21"> </text:span><text:span text:style-name="T24">"Ingrese su opción (1 o 2)"</text:span><text:span text:style-name="T21"><text:line-break/><text:tab/></text:span><text:span text:style-name="T22">switch</text:span><text:span text:style-name="T21"> (</text:span><text:span text:style-name="T20">$option</text:span><text:span text:style-name="T21">) {<text:line-break/> <text:s text:c="3"/><text:tab/></text:span><text:span text:style-name="T24">'1'</text:span><text:span text:style-name="T21"> {<text:line-break/> <text:s text:c="7"/><text:tab/></text:span><text:span text:style-name="T20">$errorLogs</text:span><text:span text:style-name="T21"> = </text:span><text:span text:style-name="T23">Get-EventLog</text:span><text:span text:style-name="T21"> -LogName Application -EntryType Error -After (</text:span><text:span text:style-name="T23">Get-Date</text:span><text:span text:style-name="T21">).AddDays(-</text:span><text:span text:style-name="T20">7</text:span><text:span text:style-name="T21">)<text:line-break/> <text:s text:c="7"/><text:tab/></text:span><text:span text:style-name="T20">$errorLogs</text:span><text:span text:style-name="T21"> | </text:span><text:span text:style-name="T23">ConvertTo-Html</text:span><text:span text:style-name="T21"> | </text:span><text:span text:style-name="T23">Out-File</text:span><text:span text:style-name="T21"> </text:span><text:span text:style-name="T24">"C:\temp\errorLogs.html"</text:span><text:span text:style-name="T21"><text:line-break/> <text:s text:c="7"/><text:tab/></text:span><text:span text:style-name="T23">Write-Host</text:span><text:span text:style-name="T21"> </text:span><text:span text:style-name="T24">"Logs de errores exportados a 'C:\temp\errorLogs.html'."</text:span><text:span text:style-name="T21"><text:line-break/> <text:s text:c="3"/><text:tab/>}<text:line-break/> <text:s text:c="3"/><text:tab/></text:span><text:span text:style-name="T24">'2'</text:span><text:span text:style-name="T21"> {<text:line-break/> <text:s text:c="7"/><text:tab/></text:span><text:span text:style-name="T20">$warningLogs</text:span><text:span text:style-name="T21"> = </text:span><text:span text:style-name="T23">Get-EventLog</text:span><text:span text:style-name="T21"> -LogName Application -EntryType Warning -After (</text:span><text:span text:style-name="T23">Get-Date</text:span><text:span text:style-name="T21">).AddDays(-</text:span><text:span text:style-name="T20">7</text:span><text:span text:style-name="T21">)<text:line-break/> <text:s text:c="7"/><text:tab/></text:span><text:span text:style-name="T20">$warningLogs</text:span><text:span text:style-name="T21"> | </text:span><text:span text:style-name="T23">Format-Table</text:span><text:span text:style-name="T21"> TimeGenerated, Message -AutoSize<text:line-break/> <text:s text:c="3"/><text:tab/>}<text:line-break/> <text:s text:c="3"/><text:tab/>default {<text:line-break/> <text:s text:c="7"/><text:tab/></text:span><text:span text:style-name="T23">Write-Host</text:span><text:span text:style-name="T21"> </text:span><text:span text:style-name="T24">"Opción no válida, intente nuevamente."</text:span><text:span text:style-name="T21"><text:line-break/> <text:s text:c="3"/><text:tab/>}<text:line-break/><text:tab/>}<text:line-break/>}<text:line-break/><text:line-break/>Manage-EventLogs</text:span></text:p>
          </table:table-cell>
        </table:table-row>
      </table:table>
      <text:p text:style-name="Standard"><text:span text:style-name="T10">Explicación:</text:span></text:p>
      <text:p text:style-name="Standard">Este script ofrece al usuario la opción de gestionar logs de eventos de dos maneras: exportando los logs de error a un archivo HTML o mostrando los logs de advertencia directamente en la consola. Utiliza un switch para manejar la elección del usuario y ejecuta la acción correspondiente, demostrando una integración efectiva de la interfaz de usuario en scripts PowerShell y proporcionando herramientas útiles de monitoreo y reporte.</text:p>
      <text:list xml:id="list11723641422925" text:continue-numbering="true" text:style-name="WWNum1">
        <text:list-item>
          <text:p text:style-name="P26"><text:bookmark text:name="_xotjqjr5jl57"/>Bibliografía</text:p>
        </text:list-item>
      </text:list>
      <text:p text:style-name="Standard"><text:a xlink:type="simple" xlink:href="https://somebooks.es/scripts-powershell-guia-principiantes/" text:style-name="ListLabel_20_1" text:visited-style-name="ListLabel_20_1"><text:span text:style-name="T26">https://somebooks.es/scripts-powershell-guia-principiantes/</text:span></text:a></text:p>
      <text:p text:style-name="Standard"><text:a xlink:type="simple" xlink:href="https://learnxinyminutes.com/docs/es-es/powershell-es/" text:style-name="ListLabel_20_1" text:visited-style-name="ListLabel_20_1"><text:span text:style-name="T26">https://learnxinyminutes.com/docs/es-es/powershell-es/</text:span></text:a></text:p>
      <text:p text:style-name="Standard"><text:a xlink:type="simple" xlink:href="https://github.com/fleschutz/PowerShell" text:style-name="ListLabel_20_1" text:visited-style-name="ListLabel_20_1"><text:span text:style-name="T26">https://github.com/fleschutz/PowerShell</text:span></text:a></text:p>
      <text:p text:style-name="Standard"><text:a xlink:type="simple" xlink:href="https://learn.microsoft.com/es-es/powershell/scripting/overview?view=powershell-7.4" text:style-name="ListLabel_20_1" text:visited-style-name="ListLabel_20_1"><text:span text:style-name="T26">https://learn.microsoft.com/es-es/powershell/scripting/overview?view=powershell-7.4</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3</text:span></text:p>
      </style:header>
      <style:footer>
        <text:p text:style-name="MP4"><text:span text:style-name="MT1">CFGM Sistemas Microinformáticos y Redes<text:tab/><text:tab/>Unidad 04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8" meta:image-count="4" meta:object-count="0" meta:page-count="8" meta:paragraph-count="339" meta:word-count="4209" meta:character-count="29827" meta:non-whitespace-character-count="25658"/>
    <meta:generator>LibreOfficeDev/6.0.5.2$Linux_X86_64 LibreOffice_project/</meta:generator>
  </office:meta>
</office:document-meta>
</file>